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15395833333333cm"/>
    </style:style>
    <style:style style:name="co3" style:family="table-column">
      <style:table-column-properties fo:break-before="auto" style:column-width="3.83645833333333cm"/>
    </style:style>
    <style:style style:name="co4" style:family="table-column">
      <style:table-column-properties fo:break-before="auto" style:column-width="2.22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2">
            <text:p>Emp 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Gender</text:p>
          </table:table-cell>
          <table:table-cell office:value-type="string" table:style-name="ce2">
            <text:p>Department</text:p>
          </table:table-cell>
          <table:table-cell office:value-type="string" table:style-name="ce2">
            <text:p>Salary</text:p>
          </table:table-cell>
          <table:table-cell office:value-type="string" table:style-name="ce2">
            <text:p>Start Date</text:p>
          </table:table-cell>
          <table:table-cell office:value-type="string" table:style-name="ce2">
            <text:p>FTE</text:p>
          </table:table-cell>
          <table:table-cell office:value-type="string" table:style-name="ce2">
            <text:p>Employee type</text:p>
          </table:table-cell>
          <table:table-cell office:value-type="string" table:style-name="ce2">
            <text:p>Work location</text:p>
          </table:table-cell>
          <table:table-cell office:value-type="string" table:style-name="ce2">
            <text:p>TOTAL WORKING DAYS<text:s/></text:p>
          </table:table-cell>
          <table:table-cell office:value-type="string" table:style-name="ce2">
            <text:p>PRESENT<text:s/></text:p>
          </table:table-cell>
          <table:table-cell office:value-type="string" table:style-name="ce2">
            <text:p>ABSENT<text:s/></text:p>
          </table:table-cell>
          <table:table-cell office:value-type="string" table:style-name="ce2">
            <text:p>NET SALARY</text:p>
          </table:table-cell>
          <table:table-cell table:number-columns-repeated="16371" table:style-name="ce2"/>
        </table:table-row>
        <table:table-row table:style-name="ro1">
          <table:table-cell office:value-type="string" table:style-name="ce1">
            <text:p>PR00147</text:p>
          </table:table-cell>
          <table:table-cell office:value-type="string" table:style-name="ce1">
            <text:p>Minerva Ricardot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ULL</text:p>
          </table:table-cell>
          <table:table-cell office:value-type="float" office:value="105468.7" table:style-name="ce1">
            <text:p>105468.7</text:p>
          </table:table-cell>
          <table:table-cell office:value-type="string" table:style-name="ce1">
            <text:p>12-Nov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7533.4785714285708" table:formula="of:=[.E2]/[.K2]*[.L2]" table:style-name="ce1">
            <text:p>7533.4785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4686</text:p>
          </table:table-cell>
          <table:table-cell office:value-type="string" table:style-name="ce1">
            <text:p>Oona Dona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usiness Development</text:p>
          </table:table-cell>
          <table:table-cell office:value-type="float" office:value="88360.79" table:style-name="ce1">
            <text:p>88360.79</text:p>
          </table:table-cell>
          <table:table-cell office:value-type="float" office:value="43710" table:style-name="ce1">
            <text:p>437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311.4849999999997" table:formula="of:=[.E3]/[.K3]*[.L3]" table:style-name="ce1">
            <text:p>6311.48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4612</text:p>
          </table:table-cell>
          <table:table-cell office:value-type="string" table:style-name="ce1">
            <text:p>Mick Spraberr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ervices</text:p>
          </table:table-cell>
          <table:table-cell office:value-type="float" office:value="85879.23" table:style-name="ce1">
            <text:p>85879.23</text:p>
          </table:table-cell>
          <table:table-cell office:value-type="float" office:value="43902" table:style-name="ce1">
            <text:p>439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134.2307142857144" table:formula="of:=[.E4]/[.K4]*[.L4]" table:style-name="ce1">
            <text:p>6134.2307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1803</text:p>
          </table:table-cell>
          <table:table-cell office:value-type="string" table:style-name="ce1">
            <text:p>Freddy Linford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Training</text:p>
          </table:table-cell>
          <table:table-cell office:value-type="float" office:value="93128.34" table:style-name="ce1">
            <text:p>93128.34</text:p>
          </table:table-cell>
          <table:table-cell office:value-type="string" table:style-name="ce1">
            <text:p>Mar 5, 20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Seattle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652.0242857142857" table:formula="of:=[.E5]/[.K5]*[.L5]" table:style-name="ce1">
            <text:p>6652.02428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2749</text:p>
          </table:table-cell>
          <table:table-cell office:value-type="string" table:style-name="ce1">
            <text:p>Mackenzie Hanni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Training</text:p>
          </table:table-cell>
          <table:table-cell office:value-type="float" office:value="57002.02" table:style-name="ce1">
            <text:p>57002.02</text:p>
          </table:table-cell>
          <table:table-cell office:value-type="string" table:style-name="ce1">
            <text:p>2-Apr-18</text:p>
          </table:table-cell>
          <table:table-cell office:value-type="float" office:value="0.7" table:style-name="ce1">
            <text:p>0.7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071.5728571428567" table:formula="of:=[.E6]/[.K6]*[.L6]" table:style-name="ce1">
            <text:p>4071.5728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0144</text:p>
          </table:table-cell>
          <table:table-cell office:value-type="string" table:style-name="ce1">
            <text:p>Collen Dunbleto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ngineering</text:p>
          </table:table-cell>
          <table:table-cell office:value-type="float" office:value="118976.16" table:style-name="ce1">
            <text:p>118976.16</text:p>
          </table:table-cell>
          <table:table-cell office:value-type="string" table:style-name="ce1">
            <text:p>Oct 16, 20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8498.2971428571436" table:formula="of:=[.E7]/[.K7]*[.L7]" table:style-name="ce1">
            <text:p>8498.2971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4601</text:p>
          </table:table-cell>
          <table:table-cell office:value-type="string" table:style-name="ce1">
            <text:p>Nananne Gehringer</text:p>
          </table:table-cell>
          <table:table-cell table:style-name="ce1"/>
          <table:table-cell office:value-type="string" table:style-name="ce1">
            <text:p>Support</text:p>
          </table:table-cell>
          <table:table-cell office:value-type="float" office:value="104802.63" table:style-name="ce1">
            <text:p>104802.63</text:p>
          </table:table-cell>
          <table:table-cell office:value-type="float" office:value="44502" table:style-name="ce1">
            <text:p>445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7485.9021428571432" table:formula="of:=[.E8]/[.K8]*[.L8]" table:style-name="ce1">
            <text:p>7485.9021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1854</text:p>
          </table:table-cell>
          <table:table-cell office:value-type="string" table:style-name="ce1">
            <text:p>Jessica Callcott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Marketing</text:p>
          </table:table-cell>
          <table:table-cell office:value-type="float" office:value="66017.179999999993" table:style-name="ce1">
            <text:p>66017.18</text:p>
          </table:table-cell>
          <table:table-cell office:value-type="float" office:value="43643" table:style-name="ce1">
            <text:p>43643</text:p>
          </table:table-cell>
          <table:table-cell office:value-type="float" office:value="0.9" table:style-name="ce1">
            <text:p>0.9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715.5128571428568" table:formula="of:=[.E9]/[.K9]*[.L9]" table:style-name="ce1">
            <text:p>4715.5128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0612</text:p>
          </table:table-cell>
          <table:table-cell office:value-type="string" table:style-name="ce1">
            <text:p><text:s/>Leena Bruckshaw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Research and Development</text:p>
          </table:table-cell>
          <table:table-cell office:value-type="float" office:value="74279.009999999995" table:style-name="ce1">
            <text:p>74279.01</text:p>
          </table:table-cell>
          <table:table-cell office:value-type="float" office:value="43466" table:style-name="ce1">
            <text:p>4346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5305.6435714285708" table:formula="of:=[.E10]/[.K10]*[.L10]" table:style-name="ce1">
            <text:p>5305.6435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0419</text:p>
          </table:table-cell>
          <table:table-cell office:value-type="string" table:style-name="ce1">
            <text:p>Billi Fellgat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usiness Development</text:p>
          </table:table-cell>
          <table:table-cell office:value-type="float" office:value="68980.52" table:style-name="ce1">
            <text:p>68980.52</text:p>
          </table:table-cell>
          <table:table-cell office:value-type="float" office:value="43494" table:style-name="ce1">
            <text:p>43494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927.18" table:formula="of:=[.E11]/[.K11]*[.L11]" table:style-name="ce1">
            <text:p>4927.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0578</text:p>
          </table:table-cell>
          <table:table-cell office:value-type="string" table:style-name="ce1">
            <text:p>Magnum Locksle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ervices</text:p>
          </table:table-cell>
          <table:table-cell office:value-type="float" office:value="42314.39" table:style-name="ce1">
            <text:p>42314.39</text:p>
          </table:table-cell>
          <table:table-cell office:value-type="string" table:style-name="ce1">
            <text:p>Oct 18, 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3022.4564285714287" table:formula="of:=[.E12]/[.K12]*[.L12]" table:style-name="ce1">
            <text:p>3022.4564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1281</text:p>
          </table:table-cell>
          <table:table-cell office:value-type="string" table:style-name="ce1">
            <text:p>Cletus McGarahan<text:s/>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Engineering</text:p>
          </table:table-cell>
          <table:table-cell office:value-type="float" office:value="114425.19" table:style-name="ce1">
            <text:p>114425.19</text:p>
          </table:table-cell>
          <table:table-cell office:value-type="string" table:style-name="ce1">
            <text:p>27-Jan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8173.2278571428569" table:formula="of:=[.E13]/[.K13]*[.L13]" table:style-name="ce1">
            <text:p>8173.2278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4473</text:p>
          </table:table-cell>
          <table:table-cell office:value-type="string" table:style-name="ce1">
            <text:p><text:s/>Wyn Treadge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usiness Development</text:p>
          </table:table-cell>
          <table:table-cell office:value-type="float" office:value="69192.850000000006" table:style-name="ce1">
            <text:p>69192.85</text:p>
          </table:table-cell>
          <table:table-cell office:value-type="string" table:style-name="ce1">
            <text:p>19-Apr-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942.346428571429" table:formula="of:=[.E14]/[.K14]*[.L14]" table:style-name="ce1">
            <text:p>4942.3464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2417</text:p>
          </table:table-cell>
          <table:table-cell office:value-type="string" table:style-name="ce1">
            <text:p>Evangelina Lerga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upport</text:p>
          </table:table-cell>
          <table:table-cell office:value-type="float" office:value="61214.26" table:style-name="ce1">
            <text:p>61214.26</text:p>
          </table:table-cell>
          <table:table-cell office:value-type="string" table:style-name="ce1">
            <text:p>12-Mar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Auckland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372.4471428571433" table:formula="of:=[.E15]/[.K15]*[.L15]" table:style-name="ce1">
            <text:p>4372.4471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0691</text:p>
          </table:table-cell>
          <table:table-cell office:value-type="string" table:style-name="ce1">
            <text:p>Verla Timmi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upport</text:p>
          </table:table-cell>
          <table:table-cell office:value-type="float" office:value="54137.05" table:style-name="ce1">
            <text:p>54137.05</text:p>
          </table:table-cell>
          <table:table-cell office:value-type="string" table:style-name="ce1">
            <text:p>25-Oct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3866.9321428571429" table:formula="of:=[.E16]/[.K16]*[.L16]" table:style-name="ce1">
            <text:p>3866.9321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0214</text:p>
          </table:table-cell>
          <table:table-cell office:value-type="string" table:style-name="ce1">
            <text:p>Jo-anne Gobeau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Training</text:p>
          </table:table-cell>
          <table:table-cell office:value-type="float" office:value="37902.35" table:style-name="ce1">
            <text:p>37902.35</text:p>
          </table:table-cell>
          <table:table-cell office:value-type="string" table:style-name="ce1">
            <text:p>Dec 24, 20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2707.3107142857143" table:formula="of:=[.E17]/[.K17]*[.L17]" table:style-name="ce1">
            <text:p>2707.3107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2539</text:p>
          </table:table-cell>
          <table:table-cell office:value-type="string" table:style-name="ce1">
            <text:p>Devinne Tun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ngineering</text:p>
          </table:table-cell>
          <table:table-cell office:value-type="float" office:value="39969.72" table:style-name="ce1">
            <text:p>39969.72</text:p>
          </table:table-cell>
          <table:table-cell office:value-type="string" table:style-name="ce1">
            <text:p>10-Dec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Columbus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2854.98" table:formula="of:=[.E18]/[.K18]*[.L18]" table:style-name="ce1">
            <text:p>2854.9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4598</text:p>
          </table:table-cell>
          <table:table-cell office:value-type="string" table:style-name="ce1">
            <text:p>Pearla <text:s/>Beteris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ervices</text:p>
          </table:table-cell>
          <table:table-cell office:value-type="float" office:value="69913.39" table:style-name="ce1">
            <text:p>69913.39</text:p>
          </table:table-cell>
          <table:table-cell office:value-type="float" office:value="43584" table:style-name="ce1">
            <text:p>4358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993.8135714285718" table:formula="of:=[.E19]/[.K19]*[.L19]" table:style-name="ce1">
            <text:p>4993.8135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0464</text:p>
          </table:table-cell>
          <table:table-cell office:value-type="string" table:style-name="ce1">
            <text:p>Maritsa Marusic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Research and Development</text:p>
          </table:table-cell>
          <table:table-cell office:value-type="float" office:value="52748.63" table:style-name="ce1">
            <text:p>52748.63</text:p>
          </table:table-cell>
          <table:table-cell office:value-type="string" table:style-name="ce1">
            <text:p>27-Jan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3767.7592857142854" table:formula="of:=[.E20]/[.K20]*[.L20]" table:style-name="ce1">
            <text:p>3767.75928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0893</text:p>
          </table:table-cell>
          <table:table-cell office:value-type="string" table:style-name="ce1">
            <text:p>Daisie McNeic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uman Resources</text:p>
          </table:table-cell>
          <table:table-cell office:value-type="float" office:value="50310.09" table:style-name="ce1">
            <text:p>50310.09</text:p>
          </table:table-cell>
          <table:table-cell office:value-type="float" office:value="44285" table:style-name="ce1">
            <text:p>44285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3593.5778571428568" table:formula="of:=[.E21]/[.K21]*[.L21]" table:style-name="ce1">
            <text:p>3593.5778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0882</text:p>
          </table:table-cell>
          <table:table-cell office:value-type="string" table:style-name="ce1">
            <text:p><text:s/>Jill Shipse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ing</text:p>
          </table:table-cell>
          <table:table-cell office:value-type="float" office:value="52963.65" table:style-name="ce1">
            <text:p>52963.65</text:p>
          </table:table-cell>
          <table:table-cell office:value-type="float" office:value="44288" table:style-name="ce1">
            <text:p>44288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3783.1178571428572" table:formula="of:=[.E22]/[.K22]*[.L22]" table:style-name="ce1">
            <text:p>3783.1178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3445</text:p>
          </table:table-cell>
          <table:table-cell office:value-type="string" table:style-name="ce1">
            <text:p>Myrle Prandoni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</text:p>
          </table:table-cell>
          <table:table-cell office:value-type="float" office:value="62195.47" table:style-name="ce1">
            <text:p>62195.47</text:p>
          </table:table-cell>
          <table:table-cell office:value-type="string" table:style-name="ce1">
            <text:p>26-Aug-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442.5335714285711" table:formula="of:=[.E23]/[.K23]*[.L23]" table:style-name="ce1">
            <text:p>4442.5335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3416</text:p>
          </table:table-cell>
          <table:table-cell office:value-type="string" table:style-name="ce1">
            <text:p>Seward Kubera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ngineering</text:p>
          </table:table-cell>
          <table:table-cell office:value-type="float" office:value="43329.22" table:style-name="ce1">
            <text:p>43329.22</text:p>
          </table:table-cell>
          <table:table-cell office:value-type="float" office:value="43809" table:style-name="ce1">
            <text:p>43809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3094.9442857142858" table:formula="of:=[.E24]/[.K24]*[.L24]" table:style-name="ce1">
            <text:p>3094.94428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0890</text:p>
          </table:table-cell>
          <table:table-cell office:value-type="string" table:style-name="ce1">
            <text:p>Dean Biggam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Training</text:p>
          </table:table-cell>
          <table:table-cell office:value-type="float" office:value="71570.990000000005" table:style-name="ce1">
            <text:p>71570.99</text:p>
          </table:table-cell>
          <table:table-cell office:value-type="string" table:style-name="ce1">
            <text:p>22-Feb-21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5112.2135714285714" table:formula="of:=[.E25]/[.K25]*[.L25]" table:style-name="ce1">
            <text:p>5112.2135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4137</text:p>
          </table:table-cell>
          <table:table-cell office:value-type="string" table:style-name="ce1">
            <text:p>Marissa Infante</text:p>
          </table:table-cell>
          <table:table-cell table:style-name="ce1"/>
          <table:table-cell office:value-type="string" table:style-name="ce1">
            <text:p>Training</text:p>
          </table:table-cell>
          <table:table-cell office:value-type="float" office:value="78840.23" table:style-name="ce1">
            <text:p>78840.23</text:p>
          </table:table-cell>
          <table:table-cell office:value-type="float" office:value="43633" table:style-name="ce1">
            <text:p>4363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5631.4449999999997" table:formula="of:=[.E26]/[.K26]*[.L26]" table:style-name="ce1">
            <text:p>5631.44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2603</text:p>
          </table:table-cell>
          <table:table-cell office:value-type="string" table:style-name="ce1">
            <text:p>Daisie Dahlma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Human Resources</text:p>
          </table:table-cell>
          <table:table-cell office:value-type="float" office:value="61994.76" table:style-name="ce1">
            <text:p>61994.76</text:p>
          </table:table-cell>
          <table:table-cell office:value-type="float" office:value="43794" table:style-name="ce1">
            <text:p>43794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428.1971428571433" table:formula="of:=[.E27]/[.K27]*[.L27]" table:style-name="ce1">
            <text:p>4428.1971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3158</text:p>
          </table:table-cell>
          <table:table-cell office:value-type="string" table:style-name="ce1">
            <text:p>Danica Naysh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ervices</text:p>
          </table:table-cell>
          <table:table-cell office:value-type="float" office:value="89690.38" table:style-name="ce1">
            <text:p>89690.38</text:p>
          </table:table-cell>
          <table:table-cell office:value-type="float" office:value="43206" table:style-name="ce1">
            <text:p>4320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406.4557142857147" table:formula="of:=[.E28]/[.K28]*[.L28]" table:style-name="ce1">
            <text:p>6406.4557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2288</text:p>
          </table:table-cell>
          <table:table-cell office:value-type="string" table:style-name="ce1">
            <text:p>Althea <text:s/>Bronger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duct Management</text:p>
          </table:table-cell>
          <table:table-cell office:value-type="float" office:value="104335.03999999999" table:style-name="ce1">
            <text:p>104335.04</text:p>
          </table:table-cell>
          <table:table-cell office:value-type="float" office:value="43874" table:style-name="ce1">
            <text:p>4387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7452.5028571428566" table:formula="of:=[.E29]/[.K29]*[.L29]" table:style-name="ce1">
            <text:p>7452.5028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3849</text:p>
          </table:table-cell>
          <table:table-cell office:value-type="string" table:style-name="ce1">
            <text:p>Leonidas Cavane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ing</text:p>
          </table:table-cell>
          <table:table-cell office:value-type="float" office:value="52246.29" table:style-name="ce1">
            <text:p>52246.29</text:p>
          </table:table-cell>
          <table:table-cell office:value-type="string" table:style-name="ce1">
            <text:p>18-Apr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Wellington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3731.877857142857" table:formula="of:=[.E30]/[.K30]*[.L30]" table:style-name="ce1">
            <text:p>3731.8778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1395</text:p>
          </table:table-cell>
          <table:table-cell office:value-type="string" table:style-name="ce1">
            <text:p>Dennison Crosswait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Legal</text:p>
          </table:table-cell>
          <table:table-cell office:value-type="float" office:value="90697.67" table:style-name="ce1">
            <text:p>90697.67</text:p>
          </table:table-cell>
          <table:table-cell office:value-type="float" office:value="44221" table:style-name="ce1">
            <text:p>44221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478.4049999999997" table:formula="of:=[.E31]/[.K31]*[.L31]" table:style-name="ce1">
            <text:p>6478.40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2559</text:p>
          </table:table-cell>
          <table:table-cell office:value-type="string" table:style-name="ce1">
            <text:p>Aldrich <text:s/>Glenn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usiness Development</text:p>
          </table:table-cell>
          <table:table-cell office:value-type="float" office:value="90884.32" table:style-name="ce1">
            <text:p>90884.32</text:p>
          </table:table-cell>
          <table:table-cell office:value-type="string" table:style-name="ce1">
            <text:p>27-Dec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491.7371428571432" table:formula="of:=[.E32]/[.K32]*[.L32]" table:style-name="ce1">
            <text:p>6491.7371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4627</text:p>
          </table:table-cell>
          <table:table-cell office:value-type="string" table:style-name="ce1">
            <text:p>Yvette <text:s/>Bett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uman Resources</text:p>
          </table:table-cell>
          <table:table-cell office:value-type="float" office:value="76320.44" table:style-name="ce1">
            <text:p>76320.44</text:p>
          </table:table-cell>
          <table:table-cell office:value-type="float" office:value="44383" table:style-name="ce1">
            <text:p>44383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5451.46" table:formula="of:=[.E33]/[.K33]*[.L33]" table:style-name="ce1">
            <text:p>5451.4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3537</text:p>
          </table:table-cell>
          <table:table-cell office:value-type="string" table:style-name="ce1">
            <text:p>Renaldo Thomassi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usiness Development</text:p>
          </table:table-cell>
          <table:table-cell office:value-type="float" office:value="73360.38" table:style-name="ce1">
            <text:p>73360.38</text:p>
          </table:table-cell>
          <table:table-cell office:value-type="float" office:value="43972" table:style-name="ce1">
            <text:p>4397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5240.0271428571432" table:formula="of:=[.E34]/[.K34]*[.L34]" table:style-name="ce1">
            <text:p>5240.0271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1951</text:p>
          </table:table-cell>
          <table:table-cell office:value-type="string" table:style-name="ce1">
            <text:p>Aloise MacCathay<text:s/>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ULL</text:p>
          </table:table-cell>
          <table:table-cell table:style-name="ce1"/>
          <table:table-cell office:value-type="string" table:style-name="ce1">
            <text:p>Aug 12, 2020</text:p>
          </table:table-cell>
          <table:table-cell office:value-type="float" office:value="0.7" table:style-name="ce1">
            <text:p>0.7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[.E35]/[.K35]*[.L35]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1662</text:p>
          </table:table-cell>
          <table:table-cell office:value-type="string" table:style-name="ce1">
            <text:p>Genevra Frida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search and Development</text:p>
          </table:table-cell>
          <table:table-cell office:value-type="float" office:value="50449.46" table:style-name="ce1">
            <text:p>50449.46</text:p>
          </table:table-cell>
          <table:table-cell office:value-type="string" table:style-name="ce1">
            <text:p>14-Nov-18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3603.5328571428572" table:formula="of:=[.E36]/[.K36]*[.L36]" table:style-name="ce1">
            <text:p>3603.5328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2313</text:p>
          </table:table-cell>
          <table:table-cell office:value-type="string" table:style-name="ce1">
            <text:p>Thekla Lynnett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Training</text:p>
          </table:table-cell>
          <table:table-cell office:value-type="float" office:value="53949.26" table:style-name="ce1">
            <text:p>53949.26</text:p>
          </table:table-cell>
          <table:table-cell office:value-type="float" office:value="43808" table:style-name="ce1">
            <text:p>4380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Columbus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3853.5185714285717" table:formula="of:=[.E37]/[.K37]*[.L37]" table:style-name="ce1">
            <text:p>3853.5185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1620</text:p>
          </table:table-cell>
          <table:table-cell office:value-type="string" table:style-name="ce1">
            <text:p>Westbrook Brandi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Legal</text:p>
          </table:table-cell>
          <table:table-cell office:value-type="float" office:value="113616.23" table:style-name="ce1">
            <text:p>113616.23</text:p>
          </table:table-cell>
          <table:table-cell office:value-type="float" office:value="43255" table:style-name="ce1">
            <text:p>4325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8115.4449999999997" table:formula="of:=[.E38]/[.K38]*[.L38]" table:style-name="ce1">
            <text:p>8115.44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4681</text:p>
          </table:table-cell>
          <table:table-cell office:value-type="string" table:style-name="ce1">
            <text:p>Nickolai <text:s/>Arti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duct Management</text:p>
          </table:table-cell>
          <table:table-cell office:value-type="float" office:value="110906.35" table:style-name="ce1">
            <text:p>110906.35</text:p>
          </table:table-cell>
          <table:table-cell office:value-type="string" table:style-name="ce1">
            <text:p>Nov 30, 20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Wellington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7921.8821428571437" table:formula="of:=[.E39]/[.K39]*[.L39]" table:style-name="ce1">
            <text:p>7921.8821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4246</text:p>
          </table:table-cell>
          <table:table-cell office:value-type="string" table:style-name="ce1">
            <text:p>Shaylyn Ransbury<text:s/>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ort</text:p>
          </table:table-cell>
          <table:table-cell office:value-type="float" office:value="100371.31" table:style-name="ce1">
            <text:p>100371.31</text:p>
          </table:table-cell>
          <table:table-cell office:value-type="float" office:value="44067" table:style-name="ce1">
            <text:p>44067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Auckland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7169.3792857142853" table:formula="of:=[.E40]/[.K40]*[.L40]" table:style-name="ce1">
            <text:p>7169.37928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2570</text:p>
          </table:table-cell>
          <table:table-cell office:value-type="string" table:style-name="ce1">
            <text:p>Grady Rochell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ing</text:p>
          </table:table-cell>
          <table:table-cell office:value-type="float" office:value="69163.39" table:style-name="ce1">
            <text:p>69163.39</text:p>
          </table:table-cell>
          <table:table-cell office:value-type="float" office:value="43397" table:style-name="ce1">
            <text:p>4339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940.2421428571424" table:formula="of:=[.E41]/[.K41]*[.L41]" table:style-name="ce1">
            <text:p>4940.2421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2801</text:p>
          </table:table-cell>
          <table:table-cell office:value-type="string" table:style-name="ce1">
            <text:p>Shellysheldon Mahad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Training</text:p>
          </table:table-cell>
          <table:table-cell office:value-type="float" office:value="114691.03" table:style-name="ce1">
            <text:p>114691.03</text:p>
          </table:table-cell>
          <table:table-cell office:value-type="string" table:style-name="ce1">
            <text:p>27-Jul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Wellington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8192.216428571428" table:formula="of:=[.E42]/[.K42]*[.L42]" table:style-name="ce1">
            <text:p>8192.2164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1177</text:p>
          </table:table-cell>
          <table:table-cell office:value-type="string" table:style-name="ce1">
            <text:p>Riccardo Haga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uman Resources</text:p>
          </table:table-cell>
          <table:table-cell office:value-type="float" office:value="86556.96" table:style-name="ce1">
            <text:p>86556.96</text:p>
          </table:table-cell>
          <table:table-cell office:value-type="string" table:style-name="ce1">
            <text:p>30-Sep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182.64" table:formula="of:=[.E43]/[.K43]*[.L43]" table:style-name="ce1">
            <text:p>6182.6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1740</text:p>
          </table:table-cell>
          <table:table-cell office:value-type="string" table:style-name="ce1">
            <text:p>Ginger <text:s/>Myott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ervices</text:p>
          </table:table-cell>
          <table:table-cell office:value-type="float" office:value="31172.77" table:style-name="ce1">
            <text:p>31172.77</text:p>
          </table:table-cell>
          <table:table-cell office:value-type="string" table:style-name="ce1">
            <text:p>19-Jul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2226.6264285714287" table:formula="of:=[.E44]/[.K44]*[.L44]" table:style-name="ce1">
            <text:p>2226.6264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1876</text:p>
          </table:table-cell>
          <table:table-cell office:value-type="string" table:style-name="ce1">
            <text:p>Aileen McCritchi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usiness Development</text:p>
          </table:table-cell>
          <table:table-cell office:value-type="float" office:value="80169.42" table:style-name="ce1">
            <text:p>80169.42</text:p>
          </table:table-cell>
          <table:table-cell office:value-type="string" table:style-name="ce1">
            <text:p>10-Aug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5726.3871428571429" table:formula="of:=[.E45]/[.K45]*[.L45]" table:style-name="ce1">
            <text:p>5726.3871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2313</text:p>
          </table:table-cell>
          <table:table-cell office:value-type="string" table:style-name="ce1">
            <text:p>Thekla Lynnett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Training</text:p>
          </table:table-cell>
          <table:table-cell office:value-type="float" office:value="53949.26" table:style-name="ce1">
            <text:p>53949.26</text:p>
          </table:table-cell>
          <table:table-cell office:value-type="float" office:value="43808" table:style-name="ce1">
            <text:p>4380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Columbus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3853.5185714285717" table:formula="of:=[.E46]/[.K46]*[.L46]" table:style-name="ce1">
            <text:p>3853.5185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3988</text:p>
          </table:table-cell>
          <table:table-cell office:value-type="string" table:style-name="ce1">
            <text:p>Oby Sorre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ort</text:p>
          </table:table-cell>
          <table:table-cell office:value-type="float" office:value="58935.92" table:style-name="ce1">
            <text:p>58935.92</text:p>
          </table:table-cell>
          <table:table-cell office:value-type="string" table:style-name="ce1">
            <text:p>9-Sep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Hyderabad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209.7085714285713" table:formula="of:=[.E47]/[.K47]*[.L47]" table:style-name="ce1">
            <text:p>4209.7085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0227</text:p>
          </table:table-cell>
          <table:table-cell office:value-type="string" table:style-name="ce1">
            <text:p>Lincoln Cord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ort</text:p>
          </table:table-cell>
          <table:table-cell office:value-type="float" office:value="63555.73" table:style-name="ce1">
            <text:p>63555.73</text:p>
          </table:table-cell>
          <table:table-cell office:value-type="string" table:style-name="ce1">
            <text:p>24-Nov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539.6950000000006" table:formula="of:=[.E48]/[.K48]*[.L48]" table:style-name="ce1">
            <text:p>4539.6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1092</text:p>
          </table:table-cell>
          <table:table-cell office:value-type="string" table:style-name="ce1">
            <text:p>Tabby <text:s/>Astal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ing</text:p>
          </table:table-cell>
          <table:table-cell office:value-type="float" office:value="57419.35" table:style-name="ce1">
            <text:p>57419.35</text:p>
          </table:table-cell>
          <table:table-cell office:value-type="float" office:value="43305" table:style-name="ce1">
            <text:p>4330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Auckland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101.3821428571428" table:formula="of:=[.E49]/[.K49]*[.L49]" table:style-name="ce1">
            <text:p>4101.3821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3169</text:p>
          </table:table-cell>
          <table:table-cell office:value-type="string" table:style-name="ce1">
            <text:p>Doe Cluble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duct Management</text:p>
          </table:table-cell>
          <table:table-cell office:value-type="float" office:value="67818.14" table:style-name="ce1">
            <text:p>67818.14</text:p>
          </table:table-cell>
          <table:table-cell office:value-type="string" table:style-name="ce1">
            <text:p>Nov 2, 2018</text:p>
          </table:table-cell>
          <table:table-cell office:value-type="float" office:value="0.6" table:style-name="ce1">
            <text:p>0.6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844.1528571428571" table:formula="of:=[.E50]/[.K50]*[.L50]" table:style-name="ce1">
            <text:p>4844.1528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1402</text:p>
          </table:table-cell>
          <table:table-cell office:value-type="string" table:style-name="ce1">
            <text:p>Julietta Culros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ULL</text:p>
          </table:table-cell>
          <table:table-cell office:value-type="float" office:value="44403.77" table:style-name="ce1">
            <text:p>44403.77</text:p>
          </table:table-cell>
          <table:table-cell office:value-type="float" office:value="43416" table:style-name="ce1">
            <text:p>434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3171.6978571428567" table:formula="of:=[.E51]/[.K51]*[.L51]" table:style-name="ce1">
            <text:p>3171.6978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0360</text:p>
          </table:table-cell>
          <table:table-cell office:value-type="string" table:style-name="ce1">
            <text:p>Orlando Gorstidge<text:s/>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Marketing</text:p>
          </table:table-cell>
          <table:table-cell office:value-type="float" office:value="40753.54" table:style-name="ce1">
            <text:p>40753.54</text:p>
          </table:table-cell>
          <table:table-cell office:value-type="float" office:value="43152" table:style-name="ce1">
            <text:p>43152</text:p>
          </table:table-cell>
          <table:table-cell office:value-type="float" office:value="0.6" table:style-name="ce1">
            <text:p>0.6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2910.9671428571428" table:formula="of:=[.E52]/[.K52]*[.L52]" table:style-name="ce1">
            <text:p>2910.9671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2208</text:p>
          </table:table-cell>
          <table:table-cell office:value-type="string" table:style-name="ce1">
            <text:p>Vernor Atyea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Training</text:p>
          </table:table-cell>
          <table:table-cell office:value-type="float" office:value="102934.09" table:style-name="ce1">
            <text:p>102934.09</text:p>
          </table:table-cell>
          <table:table-cell office:value-type="string" table:style-name="ce1">
            <text:p>29-Apr-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7352.4349999999995" table:formula="of:=[.E53]/[.K53]*[.L53]" table:style-name="ce1">
            <text:p>7352.43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1637</text:p>
          </table:table-cell>
          <table:table-cell office:value-type="string" table:style-name="ce1">
            <text:p><text:s/>Joaquin McVitt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</text:p>
          </table:table-cell>
          <table:table-cell office:value-type="float" office:value="68860.399999999994" table:style-name="ce1">
            <text:p>68860.4</text:p>
          </table:table-cell>
          <table:table-cell office:value-type="float" office:value="43508" table:style-name="ce1">
            <text:p>43508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918.5999999999995" table:formula="of:=[.E54]/[.K54]*[.L54]" table:style-name="ce1">
            <text:p>4918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3210</text:p>
          </table:table-cell>
          <table:table-cell office:value-type="string" table:style-name="ce1">
            <text:p>Kellsie Wab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Training</text:p>
          </table:table-cell>
          <table:table-cell office:value-type="float" office:value="79567.69" table:style-name="ce1">
            <text:p>79567.69</text:p>
          </table:table-cell>
          <table:table-cell office:value-type="float" office:value="43272" table:style-name="ce1">
            <text:p>4327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Chennai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5683.4064285714285" table:formula="of:=[.E55]/[.K55]*[.L55]" table:style-name="ce1">
            <text:p>5683.4064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3844</text:p>
          </table:table-cell>
          <table:table-cell office:value-type="string" table:style-name="ce1">
            <text:p>Brose MacCorkel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Human Resources</text:p>
          </table:table-cell>
          <table:table-cell office:value-type="float" office:value="35943.620000000003" table:style-name="ce1">
            <text:p>35943.62</text:p>
          </table:table-cell>
          <table:table-cell office:value-type="float" office:value="44078" table:style-name="ce1">
            <text:p>4407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2567.4014285714288" table:formula="of:=[.E56]/[.K56]*[.L56]" table:style-name="ce1">
            <text:p>2567.4014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4093</text:p>
          </table:table-cell>
          <table:table-cell office:value-type="string" table:style-name="ce1">
            <text:p>Ewart Hove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Training</text:p>
          </table:table-cell>
          <table:table-cell office:value-type="float" office:value="116767.63" table:style-name="ce1">
            <text:p>116767.63</text:p>
          </table:table-cell>
          <table:table-cell office:value-type="float" office:value="43949" table:style-name="ce1">
            <text:p>43949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Chennai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8340.5450000000001" table:formula="of:=[.E57]/[.K57]*[.L57]" table:style-name="ce1">
            <text:p>8340.54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2246</text:p>
          </table:table-cell>
          <table:table-cell office:value-type="string" table:style-name="ce1">
            <text:p>Matias Cormack<text:s/>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Research and Development</text:p>
          </table:table-cell>
          <table:table-cell office:value-type="float" office:value="85455.53" table:style-name="ce1">
            <text:p>85455.53</text:p>
          </table:table-cell>
          <table:table-cell office:value-type="float" office:value="43839" table:style-name="ce1">
            <text:p>4383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103.9664285714289" table:formula="of:=[.E58]/[.K58]*[.L58]" table:style-name="ce1">
            <text:p>6103.9664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3032</text:p>
          </table:table-cell>
          <table:table-cell office:value-type="string" table:style-name="ce1">
            <text:p>Debera Gow<text:s/>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search and Development</text:p>
          </table:table-cell>
          <table:table-cell office:value-type="float" office:value="39700.82" table:style-name="ce1">
            <text:p>39700.82</text:p>
          </table:table-cell>
          <table:table-cell office:value-type="float" office:value="44203" table:style-name="ce1">
            <text:p>44203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2835.772857142857" table:formula="of:=[.E59]/[.K59]*[.L59]" table:style-name="ce1">
            <text:p>2835.7728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0914</text:p>
          </table:table-cell>
          <table:table-cell office:value-type="string" table:style-name="ce1">
            <text:p>Ansley Goune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duct Management</text:p>
          </table:table-cell>
          <table:table-cell office:value-type="float" office:value="38438.239999999998" table:style-name="ce1">
            <text:p>38438.24</text:p>
          </table:table-cell>
          <table:table-cell office:value-type="string" table:style-name="ce1">
            <text:p>May 11, 20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2745.5885714285714" table:formula="of:=[.E60]/[.K60]*[.L60]" table:style-name="ce1">
            <text:p>2745.5885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2525</text:p>
          </table:table-cell>
          <table:table-cell office:value-type="string" table:style-name="ce1">
            <text:p>Mickie Dagwel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ngineering</text:p>
          </table:table-cell>
          <table:table-cell office:value-type="float" office:value="50855.53" table:style-name="ce1">
            <text:p>50855.53</text:p>
          </table:table-cell>
          <table:table-cell office:value-type="string" table:style-name="ce1">
            <text:p>Jan 25, 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3632.5378571428569" table:formula="of:=[.E61]/[.K61]*[.L61]" table:style-name="ce1">
            <text:p>3632.5378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2667</text:p>
          </table:table-cell>
          <table:table-cell office:value-type="string" table:style-name="ce1">
            <text:p>Lizzie Mullall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uppor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-Sep-19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[.E62]/[.K62]*[.L62]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2782</text:p>
          </table:table-cell>
          <table:table-cell office:value-type="string" table:style-name="ce1">
            <text:p>Isaak Rawn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Marketing</text:p>
          </table:table-cell>
          <table:table-cell office:value-type="float" office:value="37362.300000000003" table:style-name="ce1">
            <text:p>37362.3</text:p>
          </table:table-cell>
          <table:table-cell office:value-type="string" table:style-name="ce1">
            <text:p>26-Jun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2668.7357142857145" table:formula="of:=[.E63]/[.K63]*[.L63]" table:style-name="ce1">
            <text:p>2668.7357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3331</text:p>
          </table:table-cell>
          <table:table-cell office:value-type="string" table:style-name="ce1">
            <text:p>Crawford Scad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uman Resources</text:p>
          </table:table-cell>
          <table:table-cell office:value-type="float" office:value="72876.91" table:style-name="ce1">
            <text:p>72876.91</text:p>
          </table:table-cell>
          <table:table-cell office:value-type="string" table:style-name="ce1">
            <text:p>27-May-19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Auckland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5205.4935714285721" table:formula="of:=[.E64]/[.K64]*[.L64]" table:style-name="ce1">
            <text:p>5205.4935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1249</text:p>
          </table:table-cell>
          <table:table-cell office:value-type="string" table:style-name="ce1">
            <text:p>Brendan <text:s/>Edgelle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Legal</text:p>
          </table:table-cell>
          <table:table-cell office:value-type="float" office:value="31042.51" table:style-name="ce1">
            <text:p>31042.51</text:p>
          </table:table-cell>
          <table:table-cell office:value-type="float" office:value="44473" table:style-name="ce1">
            <text:p>44473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2217.3221428571428" table:formula="of:=[.E65]/[.K65]*[.L65]" table:style-name="ce1">
            <text:p>2217.3221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0576</text:p>
          </table:table-cell>
          <table:table-cell office:value-type="string" table:style-name="ce1">
            <text:p>Lion <text:s/>Adcock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Legal</text:p>
          </table:table-cell>
          <table:table-cell office:value-type="float" office:value="63705.4" table:style-name="ce1">
            <text:p>63705.4</text:p>
          </table:table-cell>
          <table:table-cell office:value-type="float" office:value="43682" table:style-name="ce1">
            <text:p>4368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550.3857142857141" table:formula="of:=[.E66]/[.K66]*[.L66]" table:style-name="ce1">
            <text:p>4550.3857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2260</text:p>
          </table:table-cell>
          <table:table-cell office:value-type="string" table:style-name="ce1">
            <text:p>Rhiamon Molliso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search and Development</text:p>
          </table:table-cell>
          <table:table-cell office:value-type="float" office:value="59434.18" table:style-name="ce1">
            <text:p>59434.18</text:p>
          </table:table-cell>
          <table:table-cell office:value-type="string" table:style-name="ce1">
            <text:p>10-Apr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Seattle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245.2985714285714" table:formula="of:=[.E67]/[.K67]*[.L67]" table:style-name="ce1">
            <text:p>4245.2985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2883</text:p>
          </table:table-cell>
          <table:table-cell office:value-type="string" table:style-name="ce1">
            <text:p>Iain Wibur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ales</text:p>
          </table:table-cell>
          <table:table-cell office:value-type="float" office:value="84762.76" table:style-name="ce1">
            <text:p>84762.76</text:p>
          </table:table-cell>
          <table:table-cell office:value-type="float" office:value="43332" table:style-name="ce1">
            <text:p>433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054.482857142857" table:formula="of:=[.E68]/[.K68]*[.L68]" table:style-name="ce1">
            <text:p>6054.4828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3024</text:p>
          </table:table-cell>
          <table:table-cell office:value-type="string" table:style-name="ce1">
            <text:p>Inge Cree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ervices</text:p>
          </table:table-cell>
          <table:table-cell office:value-type="float" office:value="69057.320000000007" table:style-name="ce1">
            <text:p>69057.32</text:p>
          </table:table-cell>
          <table:table-cell office:value-type="float" office:value="43390" table:style-name="ce1">
            <text:p>4339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932.6657142857148" table:formula="of:=[.E69]/[.K69]*[.L69]" table:style-name="ce1">
            <text:p>4932.6657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4428</text:p>
          </table:table-cell>
          <table:table-cell office:value-type="string" table:style-name="ce1">
            <text:p>Tadio Audritt</text:p>
          </table:table-cell>
          <table:table-cell table:style-name="ce1"/>
          <table:table-cell office:value-type="string" table:style-name="ce1">
            <text:p>Human Resources</text:p>
          </table:table-cell>
          <table:table-cell office:value-type="float" office:value="99448.78" table:style-name="ce1">
            <text:p>99448.78</text:p>
          </table:table-cell>
          <table:table-cell office:value-type="string" table:style-name="ce1">
            <text:p>8-Jan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Wellington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7103.4842857142858" table:formula="of:=[.E70]/[.K70]*[.L70]" table:style-name="ce1">
            <text:p>7103.48428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3350</text:p>
          </table:table-cell>
          <table:table-cell office:value-type="string" table:style-name="ce1">
            <text:p>Felice McMurt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duct Management</text:p>
          </table:table-cell>
          <table:table-cell office:value-type="float" office:value="66865.490000000005" table:style-name="ce1">
            <text:p>66865.49</text:p>
          </table:table-cell>
          <table:table-cell office:value-type="string" table:style-name="ce1">
            <text:p>18-Feb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776.1064285714292" table:formula="of:=[.E71]/[.K71]*[.L71]" table:style-name="ce1">
            <text:p>4776.1064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3421</text:p>
          </table:table-cell>
          <table:table-cell office:value-type="string" table:style-name="ce1">
            <text:p>Alic Bagg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Legal</text:p>
          </table:table-cell>
          <table:table-cell office:value-type="float" office:value="113747.56" table:style-name="ce1">
            <text:p>113747.56</text:p>
          </table:table-cell>
          <table:table-cell office:value-type="string" table:style-name="ce1">
            <text:p>15-Mar-21</text:p>
          </table:table-cell>
          <table:table-cell office:value-type="float" office:value="0.7" table:style-name="ce1">
            <text:p>0.7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Columbus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8124.8257142857137" table:formula="of:=[.E72]/[.K72]*[.L72]" table:style-name="ce1">
            <text:p>8124.8257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1346</text:p>
          </table:table-cell>
          <table:table-cell office:value-type="string" table:style-name="ce1">
            <text:p>Adolph McNalle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usiness Development</text:p>
          </table:table-cell>
          <table:table-cell office:value-type="float" office:value="85918.61" table:style-name="ce1">
            <text:p>85918.61</text:p>
          </table:table-cell>
          <table:table-cell office:value-type="string" table:style-name="ce1">
            <text:p>5-Feb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137.0435714285713" table:formula="of:=[.E73]/[.K73]*[.L73]" table:style-name="ce1">
            <text:p>6137.0435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2118</text:p>
          </table:table-cell>
          <table:table-cell office:value-type="string" table:style-name="ce1">
            <text:p>Northrop Reid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ULL</text:p>
          </table:table-cell>
          <table:table-cell office:value-type="float" office:value="51165.37" table:style-name="ce1">
            <text:p>51165.37</text:p>
          </table:table-cell>
          <table:table-cell office:value-type="string" table:style-name="ce1">
            <text:p>10-Feb-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Hyderabad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3654.6692857142857" table:formula="of:=[.E74]/[.K74]*[.L74]" table:style-name="ce1">
            <text:p>3654.66928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0210</text:p>
          </table:table-cell>
          <table:table-cell office:value-type="string" table:style-name="ce1">
            <text:p>Marquita Liquorish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Legal</text:p>
          </table:table-cell>
          <table:table-cell table:style-name="ce1"/>
          <table:table-cell office:value-type="float" office:value="44011" table:style-name="ce1">
            <text:p>440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[.E75]/[.K75]*[.L75]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2496</text:p>
          </table:table-cell>
          <table:table-cell office:value-type="string" table:style-name="ce1">
            <text:p>Anjanette Ferre</text:p>
          </table:table-cell>
          <table:table-cell table:style-name="ce1"/>
          <table:table-cell office:value-type="string" table:style-name="ce1">
            <text:p>Human Resources</text:p>
          </table:table-cell>
          <table:table-cell office:value-type="float" office:value="67957.899999999994" table:style-name="ce1">
            <text:p>67957.9</text:p>
          </table:table-cell>
          <table:table-cell office:value-type="float" office:value="43430" table:style-name="ce1">
            <text:p>434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854.1357142857141" table:formula="of:=[.E76]/[.K76]*[.L76]" table:style-name="ce1">
            <text:p>4854.1357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2491</text:p>
          </table:table-cell>
          <table:table-cell office:value-type="string" table:style-name="ce1">
            <text:p>Alexis Gotfre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ngineering</text:p>
          </table:table-cell>
          <table:table-cell office:value-type="float" office:value="114465.93" table:style-name="ce1">
            <text:p>114465.93</text:p>
          </table:table-cell>
          <table:table-cell office:value-type="float" office:value="43291" table:style-name="ce1">
            <text:p>4329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Wellington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8176.1378571428568" table:formula="of:=[.E77]/[.K77]*[.L77]" table:style-name="ce1">
            <text:p>8176.1378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3980</text:p>
          </table:table-cell>
          <table:table-cell office:value-type="string" table:style-name="ce1">
            <text:p><text:s/>Kath Bletso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Marketing</text:p>
          </table:table-cell>
          <table:table-cell office:value-type="float" office:value="65699.02" table:style-name="ce1">
            <text:p>65699.02</text:p>
          </table:table-cell>
          <table:table-cell office:value-type="string" table:style-name="ce1">
            <text:p>30-Apr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692.7871428571434" table:formula="of:=[.E78]/[.K78]*[.L78]" table:style-name="ce1">
            <text:p>4692.7871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3307</text:p>
          </table:table-cell>
          <table:table-cell office:value-type="string" table:style-name="ce1">
            <text:p>Tallie Chaikovski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</text:p>
          </table:table-cell>
          <table:table-cell office:value-type="float" office:value="83191.95" table:style-name="ce1">
            <text:p>83191.95</text:p>
          </table:table-cell>
          <table:table-cell office:value-type="float" office:value="43700" table:style-name="ce1">
            <text:p>43700</text:p>
          </table:table-cell>
          <table:table-cell office:value-type="float" office:value="0.6" table:style-name="ce1">
            <text:p>0.6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5942.2821428571424" table:formula="of:=[.E79]/[.K79]*[.L79]" table:style-name="ce1">
            <text:p>5942.2821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4058</text:p>
          </table:table-cell>
          <table:table-cell office:value-type="string" table:style-name="ce1">
            <text:p>Bari Toffa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duct Management</text:p>
          </table:table-cell>
          <table:table-cell office:value-type="float" office:value="106775.14" table:style-name="ce1">
            <text:p>106775.14</text:p>
          </table:table-cell>
          <table:table-cell office:value-type="float" office:value="43563" table:style-name="ce1">
            <text:p>4356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Hyderabad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7626.795714285714" table:formula="of:=[.E80]/[.K80]*[.L80]" table:style-name="ce1">
            <text:p>7626.7957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3993</text:p>
          </table:table-cell>
          <table:table-cell office:value-type="string" table:style-name="ce1">
            <text:p>Dulce Colbeck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uman Resources</text:p>
          </table:table-cell>
          <table:table-cell office:value-type="float" office:value="83396.5" table:style-name="ce1">
            <text:p>83396.5</text:p>
          </table:table-cell>
          <table:table-cell office:value-type="string" table:style-name="ce1">
            <text:p>30-Mar-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Auckland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5956.8928571428569" table:formula="of:=[.E81]/[.K81]*[.L81]" table:style-name="ce1">
            <text:p>5956.8928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2663</text:p>
          </table:table-cell>
          <table:table-cell office:value-type="string" table:style-name="ce1">
            <text:p>Ignacius Lose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Legal</text:p>
          </table:table-cell>
          <table:table-cell office:value-type="float" office:value="28481.16" table:style-name="ce1">
            <text:p>28481.16</text:p>
          </table:table-cell>
          <table:table-cell office:value-type="string" table:style-name="ce1">
            <text:p>1-Feb-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Chennai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2034.3685714285714" table:formula="of:=[.E82]/[.K82]*[.L82]" table:style-name="ce1">
            <text:p>2034.3685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3034</text:p>
          </table:table-cell>
          <table:table-cell office:value-type="string" table:style-name="ce1">
            <text:p>Estell Kingsland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</text:p>
          </table:table-cell>
          <table:table-cell office:value-type="float" office:value="32192.15" table:style-name="ce1">
            <text:p>32192.15</text:p>
          </table:table-cell>
          <table:table-cell office:value-type="string" table:style-name="ce1">
            <text:p>4-Oct-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2299.4392857142857" table:formula="of:=[.E83]/[.K83]*[.L83]" table:style-name="ce1">
            <text:p>2299.43928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1159</text:p>
          </table:table-cell>
          <table:table-cell office:value-type="string" table:style-name="ce1">
            <text:p>Mollie <text:s/>Hanwa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ULL</text:p>
          </table:table-cell>
          <table:table-cell office:value-type="float" office:value="112645.99" table:style-name="ce1">
            <text:p>112645.99</text:p>
          </table:table-cell>
          <table:table-cell office:value-type="string" table:style-name="ce1">
            <text:p>21-Oct-19</text:p>
          </table:table-cell>
          <table:table-cell office:value-type="float" office:value="0.6" table:style-name="ce1">
            <text:p>0.6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8046.142142857143" table:formula="of:=[.E84]/[.K84]*[.L84]" table:style-name="ce1">
            <text:p>8046.1421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3476</text:p>
          </table:table-cell>
          <table:table-cell office:value-type="string" table:style-name="ce1">
            <text:p>Inger Andriveaux</text:p>
          </table:table-cell>
          <table:table-cell table:style-name="ce1"/>
          <table:table-cell office:value-type="string" table:style-name="ce1">
            <text:p>Accounting</text:p>
          </table:table-cell>
          <table:table-cell office:value-type="float" office:value="107107.6" table:style-name="ce1">
            <text:p>107107.6</text:p>
          </table:table-cell>
          <table:table-cell office:value-type="string" table:style-name="ce1">
            <text:p>13-Aug-18</text:p>
          </table:table-cell>
          <table:table-cell office:value-type="float" office:value="0.9" table:style-name="ce1">
            <text:p>0.9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7650.5428571428574" table:formula="of:=[.E85]/[.K85]*[.L85]" table:style-name="ce1">
            <text:p>7650.5428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4380</text:p>
          </table:table-cell>
          <table:table-cell office:value-type="string" table:style-name="ce1">
            <text:p>Van Tuxwel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usiness Development</text:p>
          </table:table-cell>
          <table:table-cell office:value-type="float" office:value="80695.740000000005" table:style-name="ce1">
            <text:p>80695.74</text:p>
          </table:table-cell>
          <table:table-cell office:value-type="string" table:style-name="ce1">
            <text:p>18-Nov-19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5763.9814285714292" table:formula="of:=[.E86]/[.K86]*[.L86]" table:style-name="ce1">
            <text:p>5763.9814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0182</text:p>
          </table:table-cell>
          <table:table-cell office:value-type="string" table:style-name="ce1">
            <text:p>Camilla Castl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duct Management</text:p>
          </table:table-cell>
          <table:table-cell office:value-type="float" office:value="75475.929999999993" table:style-name="ce1">
            <text:p>75475.93</text:p>
          </table:table-cell>
          <table:table-cell office:value-type="string" table:style-name="ce1">
            <text:p>Nov 25, 20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5391.1378571428568" table:formula="of:=[.E87]/[.K87]*[.L87]" table:style-name="ce1">
            <text:p>5391.1378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1523</text:p>
          </table:table-cell>
          <table:table-cell office:value-type="string" table:style-name="ce1">
            <text:p>Charmane Heisterman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usiness Development</text:p>
          </table:table-cell>
          <table:table-cell office:value-type="float" office:value="86558.58" table:style-name="ce1">
            <text:p>86558.58</text:p>
          </table:table-cell>
          <table:table-cell office:value-type="string" table:style-name="ce1">
            <text:p>26-Feb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182.755714285714" table:formula="of:=[.E88]/[.K88]*[.L88]" table:style-name="ce1">
            <text:p>6182.7557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0916</text:p>
          </table:table-cell>
          <table:table-cell office:value-type="string" table:style-name="ce1">
            <text:p>Inger Chapelhow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search and Development</text:p>
          </table:table-cell>
          <table:table-cell office:value-type="float" office:value="84309.95" table:style-name="ce1">
            <text:p>84309.95</text:p>
          </table:table-cell>
          <table:table-cell office:value-type="float" office:value="44501" table:style-name="ce1">
            <text:p>445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022.1392857142855" table:formula="of:=[.E89]/[.K89]*[.L89]" table:style-name="ce1">
            <text:p>6022.13928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1211</text:p>
          </table:table-cell>
          <table:table-cell office:value-type="string" table:style-name="ce1">
            <text:p>Enoch Dowre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ing</text:p>
          </table:table-cell>
          <table:table-cell office:value-type="float" office:value="91645.04" table:style-name="ce1">
            <text:p>91645.04</text:p>
          </table:table-cell>
          <table:table-cell office:value-type="float" office:value="44223" table:style-name="ce1">
            <text:p>442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546.074285714285" table:formula="of:=[.E90]/[.K90]*[.L90]" table:style-name="ce1">
            <text:p>6546.07428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1684</text:p>
          </table:table-cell>
          <table:table-cell office:value-type="string" table:style-name="ce1">
            <text:p>Audry Yu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Training</text:p>
          </table:table-cell>
          <table:table-cell office:value-type="float" office:value="101187.36" table:style-name="ce1">
            <text:p>101187.36</text:p>
          </table:table-cell>
          <table:table-cell office:value-type="float" office:value="43258" table:style-name="ce1">
            <text:p>432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Columbus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7227.6685714285713" table:formula="of:=[.E91]/[.K91]*[.L91]" table:style-name="ce1">
            <text:p>7227.6685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1876</text:p>
          </table:table-cell>
          <table:table-cell office:value-type="string" table:style-name="ce1">
            <text:p>Aileen McCritchi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usiness Development</text:p>
          </table:table-cell>
          <table:table-cell office:value-type="float" office:value="80169.42" table:style-name="ce1">
            <text:p>80169.42</text:p>
          </table:table-cell>
          <table:table-cell office:value-type="string" table:style-name="ce1">
            <text:p>10-Aug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5726.3871428571429" table:formula="of:=[.E92]/[.K92]*[.L92]" table:style-name="ce1">
            <text:p>5726.3871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4740</text:p>
          </table:table-cell>
          <table:table-cell office:value-type="string" table:style-name="ce1">
            <text:p>Tristam Cuming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ort</text:p>
          </table:table-cell>
          <table:table-cell office:value-type="float" office:value="104038.9" table:style-name="ce1">
            <text:p>104038.9</text:p>
          </table:table-cell>
          <table:table-cell office:value-type="float" office:value="43815" table:style-name="ce1">
            <text:p>438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7431.3499999999995" table:formula="of:=[.E93]/[.K93]*[.L93]" table:style-name="ce1">
            <text:p>7431.3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3575</text:p>
          </table:table-cell>
          <table:table-cell office:value-type="string" table:style-name="ce1">
            <text:p>Janina Wolverso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search and Development</text:p>
          </table:table-cell>
          <table:table-cell office:value-type="float" office:value="99683.67" table:style-name="ce1">
            <text:p>99683.67</text:p>
          </table:table-cell>
          <table:table-cell office:value-type="string" table:style-name="ce1">
            <text:p>4-Feb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Seattle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7120.2621428571429" table:formula="of:=[.E94]/[.K94]*[.L94]" table:style-name="ce1">
            <text:p>7120.2621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4984</text:p>
          </table:table-cell>
          <table:table-cell office:value-type="string" table:style-name="ce1">
            <text:p>Dell Mollo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ngineering</text:p>
          </table:table-cell>
          <table:table-cell office:value-type="float" office:value="47362.62" table:style-name="ce1">
            <text:p>47362.62</text:p>
          </table:table-cell>
          <table:table-cell office:value-type="string" table:style-name="ce1">
            <text:p>22-May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3383.0442857142857" table:formula="of:=[.E95]/[.K95]*[.L95]" table:style-name="ce1">
            <text:p>3383.04428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0095</text:p>
          </table:table-cell>
          <table:table-cell office:value-type="string" table:style-name="ce1">
            <text:p>Ardella Dyment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usiness Development</text:p>
          </table:table-cell>
          <table:table-cell office:value-type="float" office:value="70649.460000000006" table:style-name="ce1">
            <text:p>70649.46</text:p>
          </table:table-cell>
          <table:table-cell office:value-type="string" table:style-name="ce1">
            <text:p>13-Jan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5046.3900000000003" table:formula="of:=[.E96]/[.K96]*[.L96]" table:style-name="ce1">
            <text:p>5046.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3546</text:p>
          </table:table-cell>
          <table:table-cell office:value-type="string" table:style-name="ce1">
            <text:p>Alexandros Rackle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Legal</text:p>
          </table:table-cell>
          <table:table-cell office:value-type="float" office:value="75733.740000000005" table:style-name="ce1">
            <text:p>75733.74</text:p>
          </table:table-cell>
          <table:table-cell office:value-type="string" table:style-name="ce1">
            <text:p>Jul 5, 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5409.5528571428576" table:formula="of:=[.E97]/[.K97]*[.L97]" table:style-name="ce1">
            <text:p>5409.5528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2374</text:p>
          </table:table-cell>
          <table:table-cell office:value-type="string" table:style-name="ce1">
            <text:p>Delphine Jewi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ing</text:p>
          </table:table-cell>
          <table:table-cell office:value-type="float" office:value="71823.56" table:style-name="ce1">
            <text:p>71823.56</text:p>
          </table:table-cell>
          <table:table-cell office:value-type="string" table:style-name="ce1">
            <text:p>Oct 1, 2018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5130.2542857142853" table:formula="of:=[.E98]/[.K98]*[.L98]" table:style-name="ce1">
            <text:p>5130.25428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0450</text:p>
          </table:table-cell>
          <table:table-cell office:value-type="string" table:style-name="ce1">
            <text:p><text:s/>Louise Lamming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ales</text:p>
          </table:table-cell>
          <table:table-cell office:value-type="float" office:value="41934.71" table:style-name="ce1">
            <text:p>41934.71</text:p>
          </table:table-cell>
          <table:table-cell office:value-type="float" office:value="43943" table:style-name="ce1">
            <text:p>4394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2995.3364285714283" table:formula="of:=[.E99]/[.K99]*[.L99]" table:style-name="ce1">
            <text:p>2995.3364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3804</text:p>
          </table:table-cell>
          <table:table-cell office:value-type="string" table:style-name="ce1">
            <text:p>Vere Kulic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Legal</text:p>
          </table:table-cell>
          <table:table-cell office:value-type="float" office:value="66572.58" table:style-name="ce1">
            <text:p>66572.58</text:p>
          </table:table-cell>
          <table:table-cell office:value-type="string" table:style-name="ce1">
            <text:p>28-Dec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755.1842857142856" table:formula="of:=[.E100]/[.K100]*[.L100]" table:style-name="ce1">
            <text:p>4755.18428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4488</text:p>
          </table:table-cell>
          <table:table-cell office:value-type="string" table:style-name="ce1">
            <text:p>Yanaton Wooster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Marketing</text:p>
          </table:table-cell>
          <table:table-cell office:value-type="float" office:value="76932.600000000006" table:style-name="ce1">
            <text:p>76932.6</text:p>
          </table:table-cell>
          <table:table-cell office:value-type="string" table:style-name="ce1">
            <text:p>28-Jan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5495.1857142857143" table:formula="of:=[.E101]/[.K101]*[.L101]" table:style-name="ce1">
            <text:p>5495.1857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0735</text:p>
          </table:table-cell>
          <table:table-cell office:value-type="string" table:style-name="ce1">
            <text:p>Caresa Christer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upport</text:p>
          </table:table-cell>
          <table:table-cell office:value-type="float" office:value="59258.19" table:style-name="ce1">
            <text:p>59258.19</text:p>
          </table:table-cell>
          <table:table-cell office:value-type="float" office:value="43452" table:style-name="ce1">
            <text:p>43452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232.7278571428569" table:formula="of:=[.E102]/[.K102]*[.L102]" table:style-name="ce1">
            <text:p>4232.7278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1893</text:p>
          </table:table-cell>
          <table:table-cell office:value-type="string" table:style-name="ce1">
            <text:p>Lindy Guillet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Training</text:p>
          </table:table-cell>
          <table:table-cell office:value-type="float" office:value="112778.28" table:style-name="ce1">
            <text:p>112778.28</text:p>
          </table:table-cell>
          <table:table-cell office:value-type="float" office:value="43250" table:style-name="ce1">
            <text:p>432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8055.5914285714289" table:formula="of:=[.E103]/[.K103]*[.L103]" table:style-name="ce1">
            <text:p>8055.5914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2223</text:p>
          </table:table-cell>
          <table:table-cell office:value-type="string" table:style-name="ce1">
            <text:p><text:s/>Pippy Shepperd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ing</text:p>
          </table:table-cell>
          <table:table-cell office:value-type="float" office:value="44845.33" table:style-name="ce1">
            <text:p>44845.33</text:p>
          </table:table-cell>
          <table:table-cell office:value-type="string" table:style-name="ce1">
            <text:p>26-Jun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3203.2378571428571" table:formula="of:=[.E104]/[.K104]*[.L104]" table:style-name="ce1">
            <text:p>3203.2378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2010</text:p>
          </table:table-cell>
          <table:table-cell office:value-type="string" table:style-name="ce1">
            <text:p>Eilis Pavlasek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duct Management</text:p>
          </table:table-cell>
          <table:table-cell office:value-type="float" office:value="115191.38" table:style-name="ce1">
            <text:p>115191.38</text:p>
          </table:table-cell>
          <table:table-cell office:value-type="float" office:value="44004" table:style-name="ce1">
            <text:p>440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8227.9557142857138" table:formula="of:=[.E105]/[.K105]*[.L105]" table:style-name="ce1">
            <text:p>8227.9557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0498</text:p>
          </table:table-cell>
          <table:table-cell office:value-type="string" table:style-name="ce1">
            <text:p>Amery Ofe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Legal</text:p>
          </table:table-cell>
          <table:table-cell office:value-type="float" office:value="111049.84" table:style-name="ce1">
            <text:p>111049.84</text:p>
          </table:table-cell>
          <table:table-cell office:value-type="float" office:value="44393" table:style-name="ce1">
            <text:p>4439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7932.1314285714279" table:formula="of:=[.E106]/[.K106]*[.L106]" table:style-name="ce1">
            <text:p>7932.1314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2113</text:p>
          </table:table-cell>
          <table:table-cell office:value-type="string" table:style-name="ce1">
            <text:p>Beverie Moffet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ort</text:p>
          </table:table-cell>
          <table:table-cell office:value-type="float" office:value="75974.990000000005" table:style-name="ce1">
            <text:p>75974.99</text:p>
          </table:table-cell>
          <table:table-cell office:value-type="string" table:style-name="ce1">
            <text:p>7-Dec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5426.7850000000008" table:formula="of:=[.E107]/[.K107]*[.L107]" table:style-name="ce1">
            <text:p>5426.78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0727</text:p>
          </table:table-cell>
          <table:table-cell office:value-type="string" table:style-name="ce1">
            <text:p>Dulsea Folk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ervices</text:p>
          </table:table-cell>
          <table:table-cell office:value-type="float" office:value="42161.77" table:style-name="ce1">
            <text:p>42161.77</text:p>
          </table:table-cell>
          <table:table-cell office:value-type="string" table:style-name="ce1">
            <text:p>Jan 29, 20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3011.5549999999998" table:formula="of:=[.E108]/[.K108]*[.L108]" table:style-name="ce1">
            <text:p>3011.55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1697</text:p>
          </table:table-cell>
          <table:table-cell office:value-type="string" table:style-name="ce1">
            <text:p>Frasier Straw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usiness Development</text:p>
          </table:table-cell>
          <table:table-cell office:value-type="float" office:value="71371.37" table:style-name="ce1">
            <text:p>71371.37</text:p>
          </table:table-cell>
          <table:table-cell office:value-type="float" office:value="43392" table:style-name="ce1">
            <text:p>4339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5097.9549999999999" table:formula="of:=[.E109]/[.K109]*[.L109]" table:style-name="ce1">
            <text:p>5097.95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1519</text:p>
          </table:table-cell>
          <table:table-cell office:value-type="string" table:style-name="ce1">
            <text:p>Caron Kolakovic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ing</text:p>
          </table:table-cell>
          <table:table-cell office:value-type="float" office:value="49915.14" table:style-name="ce1">
            <text:p>49915.14</text:p>
          </table:table-cell>
          <table:table-cell office:value-type="string" table:style-name="ce1">
            <text:p>26-Mar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3565.3671428571429" table:formula="of:=[.E110]/[.K110]*[.L110]" table:style-name="ce1">
            <text:p>3565.3671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0210</text:p>
          </table:table-cell>
          <table:table-cell office:value-type="string" table:style-name="ce1">
            <text:p>Marquita Liquorish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Legal</text:p>
          </table:table-cell>
          <table:table-cell office:value-type="float" office:value="0" table:style-name="ce1">
            <text:p>0</text:p>
          </table:table-cell>
          <table:table-cell office:value-type="float" office:value="44011" table:style-name="ce1">
            <text:p>440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[.E111]/[.K111]*[.L111]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3500</text:p>
          </table:table-cell>
          <table:table-cell office:value-type="string" table:style-name="ce1">
            <text:p>Floyd <text:s/>Cowgil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upport</text:p>
          </table:table-cell>
          <table:table-cell office:value-type="float" office:value="37062.1" table:style-name="ce1">
            <text:p>37062.1</text:p>
          </table:table-cell>
          <table:table-cell office:value-type="float" office:value="44357" table:style-name="ce1">
            <text:p>4435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Chennai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2647.292857142857" table:formula="of:=[.E112]/[.K112]*[.L112]" table:style-name="ce1">
            <text:p>2647.2928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1962</text:p>
          </table:table-cell>
          <table:table-cell office:value-type="string" table:style-name="ce1">
            <text:p>Lezlie Philcott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search and Development</text:p>
          </table:table-cell>
          <table:table-cell office:value-type="float" office:value="0" table:style-name="ce1">
            <text:p>0</text:p>
          </table:table-cell>
          <table:table-cell office:value-type="float" office:value="43504" table:style-name="ce1">
            <text:p>435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[.E113]/[.K113]*[.L113]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0017</text:p>
          </table:table-cell>
          <table:table-cell office:value-type="string" table:style-name="ce1">
            <text:p>Maible Azemar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ing</text:p>
          </table:table-cell>
          <table:table-cell table:style-name="ce1"/>
          <table:table-cell office:value-type="float" office:value="44077" table:style-name="ce1">
            <text:p>4407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Columbus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[.E114]/[.K114]*[.L114]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2559</text:p>
          </table:table-cell>
          <table:table-cell office:value-type="string" table:style-name="ce1">
            <text:p>Aldrich <text:s/>Glenn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usiness Development</text:p>
          </table:table-cell>
          <table:table-cell office:value-type="float" office:value="90884.32" table:style-name="ce1">
            <text:p>90884.32</text:p>
          </table:table-cell>
          <table:table-cell office:value-type="string" table:style-name="ce1">
            <text:p>27-Dec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491.7371428571432" table:formula="of:=[.E115]/[.K115]*[.L115]" table:style-name="ce1">
            <text:p>6491.7371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1210</text:p>
          </table:table-cell>
          <table:table-cell office:value-type="string" table:style-name="ce1">
            <text:p>Alyosha Riquet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Legal</text:p>
          </table:table-cell>
          <table:table-cell office:value-type="float" office:value="89838.77" table:style-name="ce1">
            <text:p>89838.77</text:p>
          </table:table-cell>
          <table:table-cell office:value-type="float" office:value="43602" table:style-name="ce1">
            <text:p>436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417.0550000000003" table:formula="of:=[.E116]/[.K116]*[.L116]" table:style-name="ce1">
            <text:p>6417.05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2051</text:p>
          </table:table-cell>
          <table:table-cell office:value-type="string" table:style-name="ce1">
            <text:p>Dave Lacost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Lega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ep 23, 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[.E117]/[.K117]*[.L117]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3321</text:p>
          </table:table-cell>
          <table:table-cell office:value-type="string" table:style-name="ce1">
            <text:p>Gradey Litto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ing</text:p>
          </table:table-cell>
          <table:table-cell office:value-type="float" office:value="68887.839999999997" table:style-name="ce1">
            <text:p>68887.84</text:p>
          </table:table-cell>
          <table:table-cell office:value-type="float" office:value="43297" table:style-name="ce1">
            <text:p>4329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920.5599999999995" table:formula="of:=[.E118]/[.K118]*[.L118]" table:style-name="ce1">
            <text:p>4920.5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4058</text:p>
          </table:table-cell>
          <table:table-cell office:value-type="string" table:style-name="ce1">
            <text:p>Bari Toffa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duct Management</text:p>
          </table:table-cell>
          <table:table-cell office:value-type="float" office:value="106775.14" table:style-name="ce1">
            <text:p>106775.14</text:p>
          </table:table-cell>
          <table:table-cell office:value-type="float" office:value="43563" table:style-name="ce1">
            <text:p>4356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Hyderabad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7626.795714285714" table:formula="of:=[.E119]/[.K119]*[.L119]" table:style-name="ce1">
            <text:p>7626.7957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0841</text:p>
          </table:table-cell>
          <table:table-cell office:value-type="string" table:style-name="ce1">
            <text:p>Danica Naysh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ervices</text:p>
          </table:table-cell>
          <table:table-cell office:value-type="float" office:value="89690.38" table:style-name="ce1">
            <text:p>89690.38</text:p>
          </table:table-cell>
          <table:table-cell office:value-type="string" table:style-name="ce1">
            <text:p>23-Apr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406.4557142857147" table:formula="of:=[.E120]/[.K120]*[.L120]" table:style-name="ce1">
            <text:p>6406.4557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4603</text:p>
          </table:table-cell>
          <table:table-cell office:value-type="string" table:style-name="ce1">
            <text:p>Natalee Craiker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duct Management</text:p>
          </table:table-cell>
          <table:table-cell office:value-type="float" office:value="111229.47" table:style-name="ce1">
            <text:p>111229.47</text:p>
          </table:table-cell>
          <table:table-cell office:value-type="string" table:style-name="ce1">
            <text:p>29-Oct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7944.9621428571427" table:formula="of:=[.E121]/[.K121]*[.L121]" table:style-name="ce1">
            <text:p>7944.9621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1028</text:p>
          </table:table-cell>
          <table:table-cell office:value-type="string" table:style-name="ce1">
            <text:p>Alicea Pudsal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ing</text:p>
          </table:table-cell>
          <table:table-cell office:value-type="float" office:value="67633.850000000006" table:style-name="ce1">
            <text:p>67633.85</text:p>
          </table:table-cell>
          <table:table-cell office:value-type="float" office:value="43340" table:style-name="ce1">
            <text:p>4334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830.9892857142859" table:formula="of:=[.E122]/[.K122]*[.L122]" table:style-name="ce1">
            <text:p>4830.98928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4028</text:p>
          </table:table-cell>
          <table:table-cell office:value-type="string" table:style-name="ce1">
            <text:p>Michale Rolf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ervices</text:p>
          </table:table-cell>
          <table:table-cell office:value-type="float" office:value="111815.49" table:style-name="ce1">
            <text:p>111815.49</text:p>
          </table:table-cell>
          <table:table-cell office:value-type="float" office:value="43895" table:style-name="ce1">
            <text:p>43895</text:p>
          </table:table-cell>
          <table:table-cell office:value-type="float" office:value="0.7" table:style-name="ce1">
            <text:p>0.7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7986.8207142857145" table:formula="of:=[.E123]/[.K123]*[.L123]" table:style-name="ce1">
            <text:p>7986.8207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3068</text:p>
          </table:table-cell>
          <table:table-cell office:value-type="string" table:style-name="ce1">
            <text:p>Dare Tull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usiness Development</text:p>
          </table:table-cell>
          <table:table-cell office:value-type="float" office:value="39784.239999999998" table:style-name="ce1">
            <text:p>39784.24</text:p>
          </table:table-cell>
          <table:table-cell office:value-type="string" table:style-name="ce1">
            <text:p>31-Dec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Chennai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2841.7314285714283" table:formula="of:=[.E124]/[.K124]*[.L124]" table:style-name="ce1">
            <text:p>2841.7314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3701</text:p>
          </table:table-cell>
          <table:table-cell office:value-type="string" table:style-name="ce1">
            <text:p>Richy Gra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duct Management</text:p>
          </table:table-cell>
          <table:table-cell office:value-type="float" office:value="89829.33" table:style-name="ce1">
            <text:p>89829.33</text:p>
          </table:table-cell>
          <table:table-cell office:value-type="float" office:value="43794" table:style-name="ce1">
            <text:p>4379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Chennai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416.380714285714" table:formula="of:=[.E125]/[.K125]*[.L125]" table:style-name="ce1">
            <text:p>6416.3807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4028</text:p>
          </table:table-cell>
          <table:table-cell office:value-type="string" table:style-name="ce1">
            <text:p>Michale Rolf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ervices</text:p>
          </table:table-cell>
          <table:table-cell office:value-type="float" office:value="111815.49" table:style-name="ce1">
            <text:p>111815.49</text:p>
          </table:table-cell>
          <table:table-cell office:value-type="float" office:value="43895" table:style-name="ce1">
            <text:p>43895</text:p>
          </table:table-cell>
          <table:table-cell office:value-type="float" office:value="0.7" table:style-name="ce1">
            <text:p>0.7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7986.8207142857145" table:formula="of:=[.E126]/[.K126]*[.L126]" table:style-name="ce1">
            <text:p>7986.8207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4101</text:p>
          </table:table-cell>
          <table:table-cell office:value-type="string" table:style-name="ce1">
            <text:p>Marline Wahnck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Legal</text:p>
          </table:table-cell>
          <table:table-cell office:value-type="float" office:value="72843.23" table:style-name="ce1">
            <text:p>72843.23</text:p>
          </table:table-cell>
          <table:table-cell office:value-type="float" office:value="43280" table:style-name="ce1">
            <text:p>4328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Wellington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5203.0878571428566" table:formula="of:=[.E127]/[.K127]*[.L127]" table:style-name="ce1">
            <text:p>5203.0878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2374</text:p>
          </table:table-cell>
          <table:table-cell office:value-type="string" table:style-name="ce1">
            <text:p>Delphine Jewi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ing</text:p>
          </table:table-cell>
          <table:table-cell office:value-type="float" office:value="71823.56" table:style-name="ce1">
            <text:p>71823.56</text:p>
          </table:table-cell>
          <table:table-cell office:value-type="string" table:style-name="ce1">
            <text:p>Oct 1, 2018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5130.2542857142853" table:formula="of:=[.E128]/[.K128]*[.L128]" table:style-name="ce1">
            <text:p>5130.25428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1632</text:p>
          </table:table-cell>
          <table:table-cell office:value-type="string" table:style-name="ce1">
            <text:p>Katya Hund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usiness Development</text:p>
          </table:table-cell>
          <table:table-cell office:value-type="float" office:value="88511.17" table:style-name="ce1">
            <text:p>88511.17</text:p>
          </table:table-cell>
          <table:table-cell office:value-type="string" table:style-name="ce1">
            <text:p>Apr 29, 20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322.2264285714282" table:formula="of:=[.E129]/[.K129]*[.L129]" table:style-name="ce1">
            <text:p>6322.2264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1956</text:p>
          </table:table-cell>
          <table:table-cell office:value-type="string" table:style-name="ce1">
            <text:p><text:s/>Jamesy O'Ferri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ing</text:p>
          </table:table-cell>
          <table:table-cell office:value-type="float" office:value="36547.58" table:style-name="ce1">
            <text:p>36547.58</text:p>
          </table:table-cell>
          <table:table-cell office:value-type="float" office:value="43416" table:style-name="ce1">
            <text:p>434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2610.5414285714287" table:formula="of:=[.E130]/[.K130]*[.L130]" table:style-name="ce1">
            <text:p>2610.5414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2140</text:p>
          </table:table-cell>
          <table:table-cell office:value-type="string" table:style-name="ce1">
            <text:p>Fanchon Furne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ing</text:p>
          </table:table-cell>
          <table:table-cell office:value-type="float" office:value="95954.02" table:style-name="ce1">
            <text:p>95954.02</text:p>
          </table:table-cell>
          <table:table-cell office:value-type="float" office:value="43567" table:style-name="ce1">
            <text:p>43567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853.8585714285718" table:formula="of:=[.E131]/[.K131]*[.L131]" table:style-name="ce1">
            <text:p>6853.8585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3626</text:p>
          </table:table-cell>
          <table:table-cell office:value-type="string" table:style-name="ce1">
            <text:p>Easter Pyk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Training</text:p>
          </table:table-cell>
          <table:table-cell office:value-type="float" office:value="95677.9" table:style-name="ce1">
            <text:p>95677.9</text:p>
          </table:table-cell>
          <table:table-cell office:value-type="string" table:style-name="ce1">
            <text:p>19-Jul-21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834.1357142857141" table:formula="of:=[.E132]/[.K132]*[.L132]" table:style-name="ce1">
            <text:p>6834.1357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1610</text:p>
          </table:table-cell>
          <table:table-cell office:value-type="string" table:style-name="ce1">
            <text:p>Gilles Jaquet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ing</text:p>
          </table:table-cell>
          <table:table-cell office:value-type="float" office:value="76303.820000000007" table:style-name="ce1">
            <text:p>76303.82</text:p>
          </table:table-cell>
          <table:table-cell office:value-type="float" office:value="43458" table:style-name="ce1">
            <text:p>434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Hyderabad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5450.2728571428579" table:formula="of:=[.E133]/[.K133]*[.L133]" table:style-name="ce1">
            <text:p>5450.2728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0129</text:p>
          </table:table-cell>
          <table:table-cell office:value-type="string" table:style-name="ce1">
            <text:p>Grazia Bunkl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search and Development</text:p>
          </table:table-cell>
          <table:table-cell table:style-name="ce1"/>
          <table:table-cell office:value-type="float" office:value="43538" table:style-name="ce1">
            <text:p>4353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[.E134]/[.K134]*[.L134]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1340</text:p>
          </table:table-cell>
          <table:table-cell office:value-type="string" table:style-name="ce1">
            <text:p>Granny Spencelayh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Legal</text:p>
          </table:table-cell>
          <table:table-cell office:value-type="float" office:value="99460.78" table:style-name="ce1">
            <text:p>99460.78</text:p>
          </table:table-cell>
          <table:table-cell office:value-type="string" table:style-name="ce1">
            <text:p>May 5, 20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7104.3414285714289" table:formula="of:=[.E135]/[.K135]*[.L135]" table:style-name="ce1">
            <text:p>7104.3414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0698</text:p>
          </table:table-cell>
          <table:table-cell office:value-type="string" table:style-name="ce1">
            <text:p>Barbara-anne Kenchingto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ort</text:p>
          </table:table-cell>
          <table:table-cell office:value-type="float" office:value="88034.67" table:style-name="ce1">
            <text:p>88034.67</text:p>
          </table:table-cell>
          <table:table-cell office:value-type="float" office:value="43669" table:style-name="ce1">
            <text:p>4366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288.1907142857144" table:formula="of:=[.E136]/[.K136]*[.L136]" table:style-name="ce1">
            <text:p>6288.1907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0960</text:p>
          </table:table-cell>
          <table:table-cell office:value-type="string" table:style-name="ce1">
            <text:p>Calvin O'Carrol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search and Development</text:p>
          </table:table-cell>
          <table:table-cell office:value-type="float" office:value="44447.26" table:style-name="ce1">
            <text:p>44447.26</text:p>
          </table:table-cell>
          <table:table-cell office:value-type="float" office:value="43846" table:style-name="ce1">
            <text:p>43846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3174.8042857142859" table:formula="of:=[.E137]/[.K137]*[.L137]" table:style-name="ce1">
            <text:p>3174.80428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1998</text:p>
          </table:table-cell>
          <table:table-cell office:value-type="string" table:style-name="ce1">
            <text:p>Layton Crayde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duct Management</text:p>
          </table:table-cell>
          <table:table-cell office:value-type="float" office:value="40445.29" table:style-name="ce1">
            <text:p>40445.29</text:p>
          </table:table-cell>
          <table:table-cell office:value-type="float" office:value="44393" table:style-name="ce1">
            <text:p>4439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2888.9492857142859" table:formula="of:=[.E138]/[.K138]*[.L138]" table:style-name="ce1">
            <text:p>2888.94928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4446</text:p>
          </table:table-cell>
          <table:table-cell office:value-type="string" table:style-name="ce1">
            <text:p>Giffer Berli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search and Development</text:p>
          </table:table-cell>
          <table:table-cell office:value-type="float" office:value="92336.08" table:style-name="ce1">
            <text:p>92336.08</text:p>
          </table:table-cell>
          <table:table-cell office:value-type="float" office:value="44431" table:style-name="ce1">
            <text:p>444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595.4342857142856" table:formula="of:=[.E139]/[.K139]*[.L139]" table:style-name="ce1">
            <text:p>6595.43428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1283</text:p>
          </table:table-cell>
          <table:table-cell office:value-type="string" table:style-name="ce1">
            <text:p>Barr Faughn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Marketing</text:p>
          </table:table-cell>
          <table:table-cell office:value-type="float" office:value="68008.55" table:style-name="ce1">
            <text:p>68008.55</text:p>
          </table:table-cell>
          <table:table-cell office:value-type="float" office:value="44062" table:style-name="ce1">
            <text:p>4406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857.7535714285714" table:formula="of:=[.E140]/[.K140]*[.L140]" table:style-name="ce1">
            <text:p>4857.7535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1026</text:p>
          </table:table-cell>
          <table:table-cell office:value-type="string" table:style-name="ce1">
            <text:p>Faun Rickeard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duct Management</text:p>
          </table:table-cell>
          <table:table-cell office:value-type="float" office:value="74924.649999999994" table:style-name="ce1">
            <text:p>74924.65</text:p>
          </table:table-cell>
          <table:table-cell office:value-type="string" table:style-name="ce1">
            <text:p>12-Feb-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5351.7607142857141" table:formula="of:=[.E141]/[.K141]*[.L141]" table:style-name="ce1">
            <text:p>5351.7607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2667</text:p>
          </table:table-cell>
          <table:table-cell office:value-type="string" table:style-name="ce1">
            <text:p>Lizzie Mullall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upport</text:p>
          </table:table-cell>
          <table:table-cell table:style-name="ce1"/>
          <table:table-cell office:value-type="string" table:style-name="ce1">
            <text:p>16-Sep-19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[.E142]/[.K142]*[.L142]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1912</text:p>
          </table:table-cell>
          <table:table-cell office:value-type="string" table:style-name="ce1">
            <text:p><text:s/>Fred Dudene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ervices</text:p>
          </table:table-cell>
          <table:table-cell office:value-type="float" office:value="88689.09" table:style-name="ce1">
            <text:p>88689.09</text:p>
          </table:table-cell>
          <table:table-cell office:value-type="string" table:style-name="ce1">
            <text:p>2-Oct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334.9349999999995" table:formula="of:=[.E143]/[.K143]*[.L143]" table:style-name="ce1">
            <text:p>6334.93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2319</text:p>
          </table:table-cell>
          <table:table-cell office:value-type="string" table:style-name="ce1">
            <text:p>Aluin Churl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search and Development</text:p>
          </table:table-cell>
          <table:table-cell office:value-type="float" office:value="96555.53" table:style-name="ce1">
            <text:p>96555.53</text:p>
          </table:table-cell>
          <table:table-cell office:value-type="float" office:value="43489" table:style-name="ce1">
            <text:p>43489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Hyderabad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896.8235714285711" table:formula="of:=[.E144]/[.K144]*[.L144]" table:style-name="ce1">
            <text:p>6896.8235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4960</text:p>
          </table:table-cell>
          <table:table-cell office:value-type="string" table:style-name="ce1">
            <text:p>Gilda Riche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ort</text:p>
          </table:table-cell>
          <table:table-cell office:value-type="float" office:value="71924.850000000006" table:style-name="ce1">
            <text:p>71924.85</text:p>
          </table:table-cell>
          <table:table-cell office:value-type="float" office:value="43822" table:style-name="ce1">
            <text:p>438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5137.4892857142859" table:formula="of:=[.E145]/[.K145]*[.L145]" table:style-name="ce1">
            <text:p>5137.48928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1829</text:p>
          </table:table-cell>
          <table:table-cell office:value-type="string" table:style-name="ce1">
            <text:p>Mabel Orrow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duct Management</text:p>
          </table:table-cell>
          <table:table-cell office:value-type="float" office:value="31241.24" table:style-name="ce1">
            <text:p>31241.24</text:p>
          </table:table-cell>
          <table:table-cell office:value-type="float" office:value="43725" table:style-name="ce1">
            <text:p>437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2231.517142857143" table:formula="of:=[.E146]/[.K146]*[.L146]" table:style-name="ce1">
            <text:p>2231.5171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0022</text:p>
          </table:table-cell>
          <table:table-cell office:value-type="string" table:style-name="ce1">
            <text:p>Carlin Demk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usiness Development</text:p>
          </table:table-cell>
          <table:table-cell office:value-type="float" office:value="110042.37" table:style-name="ce1">
            <text:p>110042.37</text:p>
          </table:table-cell>
          <table:table-cell office:value-type="float" office:value="43914" table:style-name="ce1">
            <text:p>439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7860.1692857142853" table:formula="of:=[.E147]/[.K147]*[.L147]" table:style-name="ce1">
            <text:p>7860.16928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0214</text:p>
          </table:table-cell>
          <table:table-cell office:value-type="string" table:style-name="ce1">
            <text:p>Jo-anne Gobeau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Training</text:p>
          </table:table-cell>
          <table:table-cell office:value-type="float" office:value="37902.35" table:style-name="ce1">
            <text:p>37902.35</text:p>
          </table:table-cell>
          <table:table-cell office:value-type="string" table:style-name="ce1">
            <text:p>Dec 24, 20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2707.3107142857143" table:formula="of:=[.E148]/[.K148]*[.L148]" table:style-name="ce1">
            <text:p>2707.3107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2798</text:p>
          </table:table-cell>
          <table:table-cell office:value-type="string" table:style-name="ce1">
            <text:p>Thorvald Millike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usiness Development</text:p>
          </table:table-cell>
          <table:table-cell office:value-type="float" office:value="33031.26" table:style-name="ce1">
            <text:p>33031.26</text:p>
          </table:table-cell>
          <table:table-cell office:value-type="string" table:style-name="ce1">
            <text:p>3-Jan-19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2359.3757142857144" table:formula="of:=[.E149]/[.K149]*[.L149]" table:style-name="ce1">
            <text:p>2359.3757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2532</text:p>
          </table:table-cell>
          <table:table-cell office:value-type="string" table:style-name="ce1">
            <text:p>Adey Rya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Legal</text:p>
          </table:table-cell>
          <table:table-cell office:value-type="float" office:value="32496.880000000001" table:style-name="ce1">
            <text:p>32496.88</text:p>
          </table:table-cell>
          <table:table-cell office:value-type="float" office:value="43234" table:style-name="ce1">
            <text:p>4323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2321.2057142857143" table:formula="of:=[.E150]/[.K150]*[.L150]" table:style-name="ce1">
            <text:p>2321.2057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2321</text:p>
          </table:table-cell>
          <table:table-cell office:value-type="string" table:style-name="ce1">
            <text:p>Evanne <text:s/>Shery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ervices</text:p>
          </table:table-cell>
          <table:table-cell office:value-type="float" office:value="81897.789999999994" table:style-name="ce1">
            <text:p>81897.79</text:p>
          </table:table-cell>
          <table:table-cell office:value-type="float" office:value="43146" table:style-name="ce1">
            <text:p>4314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5849.8421428571428" table:formula="of:=[.E151]/[.K151]*[.L151]" table:style-name="ce1">
            <text:p>5849.8421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3116</text:p>
          </table:table-cell>
          <table:table-cell office:value-type="string" table:style-name="ce1">
            <text:p>Syd Fear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ngineering</text:p>
          </table:table-cell>
          <table:table-cell office:value-type="float" office:value="108872.77" table:style-name="ce1">
            <text:p>108872.77</text:p>
          </table:table-cell>
          <table:table-cell office:value-type="float" office:value="43521" table:style-name="ce1">
            <text:p>435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7776.6264285714287" table:formula="of:=[.E152]/[.K152]*[.L152]" table:style-name="ce1">
            <text:p>7776.6264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2638</text:p>
          </table:table-cell>
          <table:table-cell office:value-type="string" table:style-name="ce1">
            <text:p>Cara Haver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Marketing</text:p>
          </table:table-cell>
          <table:table-cell office:value-type="float" office:value="89605.13" table:style-name="ce1">
            <text:p>89605.13</text:p>
          </table:table-cell>
          <table:table-cell office:value-type="string" table:style-name="ce1">
            <text:p>7-Jun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400.3664285714285" table:formula="of:=[.E153]/[.K153]*[.L153]" table:style-name="ce1">
            <text:p>6400.3664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3704</text:p>
          </table:table-cell>
          <table:table-cell office:value-type="string" table:style-name="ce1">
            <text:p>Egor Minto</text:p>
          </table:table-cell>
          <table:table-cell table:style-name="ce1"/>
          <table:table-cell office:value-type="string" table:style-name="ce1">
            <text:p>Legal</text:p>
          </table:table-cell>
          <table:table-cell office:value-type="float" office:value="63447.07" table:style-name="ce1">
            <text:p>63447.07</text:p>
          </table:table-cell>
          <table:table-cell office:value-type="string" table:style-name="ce1">
            <text:p>Nov 13, 20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Wellington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531.9335714285717" table:formula="of:=[.E154]/[.K154]*[.L154]" table:style-name="ce1">
            <text:p>4531.9335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4552</text:p>
          </table:table-cell>
          <table:table-cell office:value-type="string" table:style-name="ce1">
            <text:p>Theresita Chasme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duct Management</text:p>
          </table:table-cell>
          <table:table-cell office:value-type="float" office:value="106665.67" table:style-name="ce1">
            <text:p>106665.67</text:p>
          </table:table-cell>
          <table:table-cell office:value-type="float" office:value="43311" table:style-name="ce1">
            <text:p>433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Columbus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7618.9764285714282" table:formula="of:=[.E155]/[.K155]*[.L155]" table:style-name="ce1">
            <text:p>7618.9764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4665</text:p>
          </table:table-cell>
          <table:table-cell office:value-type="string" table:style-name="ce1">
            <text:p>Collin Jagso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ervices</text:p>
          </table:table-cell>
          <table:table-cell office:value-type="float" office:value="100424.23" table:style-name="ce1">
            <text:p>100424.23</text:p>
          </table:table-cell>
          <table:table-cell office:value-type="float" office:value="43801" table:style-name="ce1">
            <text:p>438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7173.159285714285" table:formula="of:=[.E156]/[.K156]*[.L156]" table:style-name="ce1">
            <text:p>7173.15928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0336</text:p>
          </table:table-cell>
          <table:table-cell office:value-type="string" table:style-name="ce1">
            <text:p>Giselbert Newland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ervices</text:p>
          </table:table-cell>
          <table:table-cell office:value-type="float" office:value="47646.95" table:style-name="ce1">
            <text:p>47646.95</text:p>
          </table:table-cell>
          <table:table-cell office:value-type="float" office:value="43791" table:style-name="ce1">
            <text:p>43791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Chennai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3403.3535714285713" table:formula="of:=[.E157]/[.K157]*[.L157]" table:style-name="ce1">
            <text:p>3403.3535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1256</text:p>
          </table:table-cell>
          <table:table-cell office:value-type="string" table:style-name="ce1">
            <text:p>Ignacius Lose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Legal</text:p>
          </table:table-cell>
          <table:table-cell office:value-type="float" office:value="28481.16" table:style-name="ce1">
            <text:p>28481.16</text:p>
          </table:table-cell>
          <table:table-cell office:value-type="float" office:value="43916" table:style-name="ce1">
            <text:p>439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2034.3685714285714" table:formula="of:=[.E158]/[.K158]*[.L158]" table:style-name="ce1">
            <text:p>2034.3685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1962</text:p>
          </table:table-cell>
          <table:table-cell office:value-type="string" table:style-name="ce1">
            <text:p>Lezlie Philcott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search and Development</text:p>
          </table:table-cell>
          <table:table-cell table:style-name="ce1"/>
          <table:table-cell office:value-type="float" office:value="43504" table:style-name="ce1">
            <text:p>435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[.E159]/[.K159]*[.L159]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3271</text:p>
          </table:table-cell>
          <table:table-cell office:value-type="string" table:style-name="ce1">
            <text:p>Stan <text:s/>Tollida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ales</text:p>
          </table:table-cell>
          <table:table-cell office:value-type="float" office:value="39535.49" table:style-name="ce1">
            <text:p>39535.49</text:p>
          </table:table-cell>
          <table:table-cell office:value-type="float" office:value="43397" table:style-name="ce1">
            <text:p>43397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2823.9635714285714" table:formula="of:=[.E160]/[.K160]*[.L160]" table:style-name="ce1">
            <text:p>2823.9635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1101</text:p>
          </table:table-cell>
          <table:table-cell office:value-type="string" table:style-name="ce1">
            <text:p>Adela Dowsett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upport</text:p>
          </table:table-cell>
          <table:table-cell office:value-type="float" office:value="95017.1" table:style-name="ce1">
            <text:p>95017.1</text:p>
          </table:table-cell>
          <table:table-cell office:value-type="float" office:value="43283" table:style-name="ce1">
            <text:p>4328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Seattle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786.9357142857143" table:formula="of:=[.E161]/[.K161]*[.L161]" table:style-name="ce1">
            <text:p>6786.9357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4660</text:p>
          </table:table-cell>
          <table:table-cell office:value-type="string" table:style-name="ce1">
            <text:p>Thedrick Bothwel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usiness Development</text:p>
          </table:table-cell>
          <table:table-cell office:value-type="float" office:value="69764.100000000006" table:style-name="ce1">
            <text:p>69764.1</text:p>
          </table:table-cell>
          <table:table-cell office:value-type="float" office:value="44195" table:style-name="ce1">
            <text:p>4419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Seattle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983.1500000000005" table:formula="of:=[.E162]/[.K162]*[.L162]" table:style-name="ce1">
            <text:p>4983.1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0596</text:p>
          </table:table-cell>
          <table:table-cell office:value-type="string" table:style-name="ce1">
            <text:p>Letisha Carrett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ales</text:p>
          </table:table-cell>
          <table:table-cell office:value-type="float" office:value="84598.88" table:style-name="ce1">
            <text:p>84598.88</text:p>
          </table:table-cell>
          <table:table-cell office:value-type="string" table:style-name="ce1">
            <text:p>12-Oct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Seattle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042.7771428571432" table:formula="of:=[.E163]/[.K163]*[.L163]" table:style-name="ce1">
            <text:p>6042.7771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3552</text:p>
          </table:table-cell>
          <table:table-cell office:value-type="string" table:style-name="ce1">
            <text:p>Karyn Creegha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ngineering</text:p>
          </table:table-cell>
          <table:table-cell office:value-type="float" office:value="36536.26" table:style-name="ce1">
            <text:p>36536.26</text:p>
          </table:table-cell>
          <table:table-cell office:value-type="string" table:style-name="ce1">
            <text:p>Jun 11, 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Hyderabad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2609.7328571428575" table:formula="of:=[.E164]/[.K164]*[.L164]" table:style-name="ce1">
            <text:p>2609.7328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0083</text:p>
          </table:table-cell>
          <table:table-cell office:value-type="string" table:style-name="ce1">
            <text:p>Tammi Lackham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usiness Development</text:p>
          </table:table-cell>
          <table:table-cell office:value-type="float" office:value="61688.77" table:style-name="ce1">
            <text:p>61688.77</text:p>
          </table:table-cell>
          <table:table-cell office:value-type="string" table:style-name="ce1">
            <text:p>3-Sep-18</text:p>
          </table:table-cell>
          <table:table-cell office:value-type="float" office:value="0.9" table:style-name="ce1">
            <text:p>0.9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406.3407142857141" table:formula="of:=[.E165]/[.K165]*[.L165]" table:style-name="ce1">
            <text:p>4406.3407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1389</text:p>
          </table:table-cell>
          <table:table-cell office:value-type="string" table:style-name="ce1">
            <text:p>Shantee <text:s/>D'Antonio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duct Management</text:p>
          </table:table-cell>
          <table:table-cell table:style-name="ce1"/>
          <table:table-cell office:value-type="string" table:style-name="ce1">
            <text:p>21-Dec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[.E166]/[.K166]*[.L166]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2643</text:p>
          </table:table-cell>
          <table:table-cell office:value-type="string" table:style-name="ce1">
            <text:p>Niko MacGill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Engineering</text:p>
          </table:table-cell>
          <table:table-cell office:value-type="float" office:value="88425.08" table:style-name="ce1">
            <text:p>88425.08</text:p>
          </table:table-cell>
          <table:table-cell office:value-type="string" table:style-name="ce1">
            <text:p>Jul 16, 20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316.0771428571434" table:formula="of:=[.E167]/[.K167]*[.L167]" table:style-name="ce1">
            <text:p>6316.0771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0914</text:p>
          </table:table-cell>
          <table:table-cell office:value-type="string" table:style-name="ce1">
            <text:p>Ansley Goune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duct Management</text:p>
          </table:table-cell>
          <table:table-cell office:value-type="float" office:value="38438.239999999998" table:style-name="ce1">
            <text:p>38438.24</text:p>
          </table:table-cell>
          <table:table-cell office:value-type="string" table:style-name="ce1">
            <text:p>May 11, 20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2745.5885714285714" table:formula="of:=[.E168]/[.K168]*[.L168]" table:style-name="ce1">
            <text:p>2745.5885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2674</text:p>
          </table:table-cell>
          <table:table-cell office:value-type="string" table:style-name="ce1">
            <text:p>Antonetta <text:s/>Coggeshal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</text:p>
          </table:table-cell>
          <table:table-cell office:value-type="float" office:value="96753.78" table:style-name="ce1">
            <text:p>96753.78</text:p>
          </table:table-cell>
          <table:table-cell office:value-type="float" office:value="44494" table:style-name="ce1">
            <text:p>4449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910.9842857142858" table:formula="of:=[.E169]/[.K169]*[.L169]" table:style-name="ce1">
            <text:p>6910.98428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1893</text:p>
          </table:table-cell>
          <table:table-cell office:value-type="string" table:style-name="ce1">
            <text:p>Lindy Guillet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Training</text:p>
          </table:table-cell>
          <table:table-cell office:value-type="float" office:value="112778.28" table:style-name="ce1">
            <text:p>112778.28</text:p>
          </table:table-cell>
          <table:table-cell office:value-type="float" office:value="43250" table:style-name="ce1">
            <text:p>432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8055.5914285714289" table:formula="of:=[.E170]/[.K170]*[.L170]" table:style-name="ce1">
            <text:p>8055.5914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2727</text:p>
          </table:table-cell>
          <table:table-cell office:value-type="string" table:style-name="ce1">
            <text:p>Wald Bountif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ort</text:p>
          </table:table-cell>
          <table:table-cell office:value-type="float" office:value="28974.03" table:style-name="ce1">
            <text:p>28974.03</text:p>
          </table:table-cell>
          <table:table-cell office:value-type="string" table:style-name="ce1">
            <text:p>25-Sep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2069.5735714285715" table:formula="of:=[.E171]/[.K171]*[.L171]" table:style-name="ce1">
            <text:p>2069.5735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1323</text:p>
          </table:table-cell>
          <table:table-cell office:value-type="string" table:style-name="ce1">
            <text:p>Lissy McCo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usiness Development</text:p>
          </table:table-cell>
          <table:table-cell office:value-type="float" office:value="86233.83" table:style-name="ce1">
            <text:p>86233.83</text:p>
          </table:table-cell>
          <table:table-cell office:value-type="string" table:style-name="ce1">
            <text:p>29-Aug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Chennai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159.5592857142856" table:formula="of:=[.E172]/[.K172]*[.L172]" table:style-name="ce1">
            <text:p>6159.55928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3350</text:p>
          </table:table-cell>
          <table:table-cell office:value-type="string" table:style-name="ce1">
            <text:p>Felice McMurt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duct Management</text:p>
          </table:table-cell>
          <table:table-cell office:value-type="float" office:value="66865.490000000005" table:style-name="ce1">
            <text:p>66865.49</text:p>
          </table:table-cell>
          <table:table-cell office:value-type="string" table:style-name="ce1">
            <text:p>18-Feb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776.1064285714292" table:formula="of:=[.E173]/[.K173]*[.L173]" table:style-name="ce1">
            <text:p>4776.1064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3886</text:p>
          </table:table-cell>
          <table:table-cell office:value-type="string" table:style-name="ce1">
            <text:p>Edd <text:s/>MacKnockiter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ing</text:p>
          </table:table-cell>
          <table:table-cell office:value-type="float" office:value="119022.49" table:style-name="ce1">
            <text:p>119022.49</text:p>
          </table:table-cell>
          <table:table-cell office:value-type="float" office:value="44431" table:style-name="ce1">
            <text:p>444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8501.6064285714292" table:formula="of:=[.E174]/[.K174]*[.L174]" table:style-name="ce1">
            <text:p>8501.6064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0746</text:p>
          </table:table-cell>
          <table:table-cell office:value-type="string" table:style-name="ce1">
            <text:p>Hogan Il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ing</text:p>
          </table:table-cell>
          <table:table-cell office:value-type="float" office:value="114177.23" table:style-name="ce1">
            <text:p>114177.23</text:p>
          </table:table-cell>
          <table:table-cell office:value-type="string" table:style-name="ce1">
            <text:p>18-Mar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8155.5164285714282" table:formula="of:=[.E175]/[.K175]*[.L175]" table:style-name="ce1">
            <text:p>8155.5164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3387</text:p>
          </table:table-cell>
          <table:table-cell office:value-type="string" table:style-name="ce1">
            <text:p>Robinia Scholling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Human Resources</text:p>
          </table:table-cell>
          <table:table-cell office:value-type="float" office:value="100731.95" table:style-name="ce1">
            <text:p>100731.95</text:p>
          </table:table-cell>
          <table:table-cell office:value-type="string" table:style-name="ce1">
            <text:p>Apr 15, 20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7195.1392857142855" table:formula="of:=[.E176]/[.K176]*[.L176]" table:style-name="ce1">
            <text:p>7195.13928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0105</text:p>
          </table:table-cell>
          <table:table-cell office:value-type="string" table:style-name="ce1">
            <text:p>Melisa Knott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Training</text:p>
          </table:table-cell>
          <table:table-cell office:value-type="float" office:value="86010.54" table:style-name="ce1">
            <text:p>86010.54</text:p>
          </table:table-cell>
          <table:table-cell office:value-type="float" office:value="43164" table:style-name="ce1">
            <text:p>4316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143.61" table:formula="of:=[.E177]/[.K177]*[.L177]" table:style-name="ce1">
            <text:p>6143.6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2424</text:p>
          </table:table-cell>
          <table:table-cell office:value-type="string" table:style-name="ce1">
            <text:p>Novelia Pyff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ing</text:p>
          </table:table-cell>
          <table:table-cell office:value-type="float" office:value="52270.22" table:style-name="ce1">
            <text:p>52270.22</text:p>
          </table:table-cell>
          <table:table-cell office:value-type="float" office:value="43521" table:style-name="ce1">
            <text:p>43521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3733.5871428571431" table:formula="of:=[.E178]/[.K178]*[.L178]" table:style-name="ce1">
            <text:p>3733.5871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1703</text:p>
          </table:table-cell>
          <table:table-cell office:value-type="string" table:style-name="ce1">
            <text:p>Abigael Basir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ngineering</text:p>
          </table:table-cell>
          <table:table-cell office:value-type="float" office:value="61624.77" table:style-name="ce1">
            <text:p>61624.77</text:p>
          </table:table-cell>
          <table:table-cell office:value-type="float" office:value="43430" table:style-name="ce1">
            <text:p>43430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Hyderabad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401.7692857142856" table:formula="of:=[.E179]/[.K179]*[.L179]" table:style-name="ce1">
            <text:p>4401.76928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2703</text:p>
          </table:table-cell>
          <table:table-cell office:value-type="string" table:style-name="ce1">
            <text:p>North Bertomeu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Marketing</text:p>
          </table:table-cell>
          <table:table-cell office:value-type="float" office:value="104903.79" table:style-name="ce1">
            <text:p>104903.79</text:p>
          </table:table-cell>
          <table:table-cell office:value-type="string" table:style-name="ce1">
            <text:p>3-Jul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7493.1278571428566" table:formula="of:=[.E180]/[.K180]*[.L180]" table:style-name="ce1">
            <text:p>7493.1278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3024</text:p>
          </table:table-cell>
          <table:table-cell office:value-type="string" table:style-name="ce1">
            <text:p>Inge Cree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ervices</text:p>
          </table:table-cell>
          <table:table-cell office:value-type="float" office:value="69057.320000000007" table:style-name="ce1">
            <text:p>69057.32</text:p>
          </table:table-cell>
          <table:table-cell office:value-type="float" office:value="43390" table:style-name="ce1">
            <text:p>4339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932.6657142857148" table:formula="of:=[.E181]/[.K181]*[.L181]" table:style-name="ce1">
            <text:p>4932.6657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0735</text:p>
          </table:table-cell>
          <table:table-cell office:value-type="string" table:style-name="ce1">
            <text:p>Caresa Christer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upport</text:p>
          </table:table-cell>
          <table:table-cell office:value-type="float" office:value="59258.19" table:style-name="ce1">
            <text:p>59258.19</text:p>
          </table:table-cell>
          <table:table-cell office:value-type="float" office:value="43452" table:style-name="ce1">
            <text:p>43452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232.7278571428569" table:formula="of:=[.E182]/[.K182]*[.L182]" table:style-name="ce1">
            <text:p>4232.7278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4373</text:p>
          </table:table-cell>
          <table:table-cell office:value-type="string" table:style-name="ce1">
            <text:p>Edi <text:s/>Hofto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Research and Development</text:p>
          </table:table-cell>
          <table:table-cell office:value-type="float" office:value="28160.79" table:style-name="ce1">
            <text:p>28160.79</text:p>
          </table:table-cell>
          <table:table-cell office:value-type="string" table:style-name="ce1">
            <text:p>29-Jan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2011.4850000000001" table:formula="of:=[.E183]/[.K183]*[.L183]" table:style-name="ce1">
            <text:p>2011.48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3733</text:p>
          </table:table-cell>
          <table:table-cell office:value-type="string" table:style-name="ce1">
            <text:p>Revkah Antonacci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ULL</text:p>
          </table:table-cell>
          <table:table-cell office:value-type="float" office:value="109143.17" table:style-name="ce1">
            <text:p>109143.17</text:p>
          </table:table-cell>
          <table:table-cell office:value-type="string" table:style-name="ce1">
            <text:p>24-Apr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7795.9407142857144" table:formula="of:=[.E184]/[.K184]*[.L184]" table:style-name="ce1">
            <text:p>7795.9407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4467</text:p>
          </table:table-cell>
          <table:table-cell office:value-type="string" table:style-name="ce1">
            <text:p>Carolyn Attack<text:s/>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Marketing</text:p>
          </table:table-cell>
          <table:table-cell office:value-type="float" office:value="70755.5" table:style-name="ce1">
            <text:p>70755.5</text:p>
          </table:table-cell>
          <table:table-cell office:value-type="string" table:style-name="ce1">
            <text:p>16-Sep-20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Hyderabad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5053.9642857142853" table:formula="of:=[.E185]/[.K185]*[.L185]" table:style-name="ce1">
            <text:p>5053.96428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3537</text:p>
          </table:table-cell>
          <table:table-cell office:value-type="string" table:style-name="ce1">
            <text:p>Renaldo Thomassi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usiness Development</text:p>
          </table:table-cell>
          <table:table-cell office:value-type="float" office:value="73360.38" table:style-name="ce1">
            <text:p>73360.38</text:p>
          </table:table-cell>
          <table:table-cell office:value-type="float" office:value="43972" table:style-name="ce1">
            <text:p>4397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5240.0271428571432" table:formula="of:=[.E186]/[.K186]*[.L186]" table:style-name="ce1">
            <text:p>5240.0271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1610</text:p>
          </table:table-cell>
          <table:table-cell office:value-type="string" table:style-name="ce1">
            <text:p>Gilles Jaquet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ing</text:p>
          </table:table-cell>
          <table:table-cell office:value-type="float" office:value="76303.820000000007" table:style-name="ce1">
            <text:p>76303.82</text:p>
          </table:table-cell>
          <table:table-cell office:value-type="float" office:value="43458" table:style-name="ce1">
            <text:p>434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Hyderabad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5450.2728571428579" table:formula="of:=[.E187]/[.K187]*[.L187]" table:style-name="ce1">
            <text:p>5450.2728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2016</text:p>
          </table:table-cell>
          <table:table-cell office:value-type="string" table:style-name="ce1">
            <text:p>Iris <text:s/>Wagg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ULL</text:p>
          </table:table-cell>
          <table:table-cell office:value-type="float" office:value="58861.19" table:style-name="ce1">
            <text:p>58861.19</text:p>
          </table:table-cell>
          <table:table-cell office:value-type="string" table:style-name="ce1">
            <text:p>8-Jul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204.3707142857147" table:formula="of:=[.E188]/[.K188]*[.L188]" table:style-name="ce1">
            <text:p>4204.3707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4415</text:p>
          </table:table-cell>
          <table:table-cell office:value-type="string" table:style-name="ce1">
            <text:p>Malory Bil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Training</text:p>
          </table:table-cell>
          <table:table-cell office:value-type="float" office:value="58744.17" table:style-name="ce1">
            <text:p>58744.17</text:p>
          </table:table-cell>
          <table:table-cell office:value-type="string" table:style-name="ce1">
            <text:p>12-Mar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Columbus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196.0121428571429" table:formula="of:=[.E189]/[.K189]*[.L189]" table:style-name="ce1">
            <text:p>4196.0121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4067</text:p>
          </table:table-cell>
          <table:table-cell office:value-type="string" table:style-name="ce1">
            <text:p>Lea Chapli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Human Resources</text:p>
          </table:table-cell>
          <table:table-cell office:value-type="float" office:value="73488.679999999993" table:style-name="ce1">
            <text:p>73488.68</text:p>
          </table:table-cell>
          <table:table-cell office:value-type="string" table:style-name="ce1">
            <text:p>15-Apr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Seattle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5249.1914285714283" table:formula="of:=[.E190]/[.K190]*[.L190]" table:style-name="ce1">
            <text:p>5249.1914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4175</text:p>
          </table:table-cell>
          <table:table-cell office:value-type="string" table:style-name="ce1">
            <text:p>Hinda Label<text:s/>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Human Resources</text:p>
          </table:table-cell>
          <table:table-cell office:value-type="float" office:value="92704.48" table:style-name="ce1">
            <text:p>92704.48</text:p>
          </table:table-cell>
          <table:table-cell office:value-type="string" table:style-name="ce1">
            <text:p>26-Nov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Columbus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621.7485714285713" table:formula="of:=[.E191]/[.K191]*[.L191]" table:style-name="ce1">
            <text:p>6621.7485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T00687</text:p>
          </table:table-cell>
          <table:table-cell office:value-type="string" table:style-name="ce1">
            <text:p>Adrianne Gav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ngineering</text:p>
          </table:table-cell>
          <table:table-cell office:value-type="float" office:value="78443.78" table:style-name="ce1">
            <text:p>78443.78</text:p>
          </table:table-cell>
          <table:table-cell office:value-type="string" table:style-name="ce1">
            <text:p>May 14, 20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Hyderabad, Indi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5603.1271428571426" table:formula="of:=[.E192]/[.K192]*[.L192]" table:style-name="ce1">
            <text:p>5603.1271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1269</text:p>
          </table:table-cell>
          <table:table-cell office:value-type="string" table:style-name="ce1">
            <text:p>Eleonore Airdri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Engineering</text:p>
          </table:table-cell>
          <table:table-cell office:value-type="float" office:value="97105.19" table:style-name="ce1">
            <text:p>97105.19</text:p>
          </table:table-cell>
          <table:table-cell office:value-type="float" office:value="44425" table:style-name="ce1">
            <text:p>444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936.085" table:formula="of:=[.E193]/[.K193]*[.L193]" table:style-name="ce1">
            <text:p>6936.08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0579</text:p>
          </table:table-cell>
          <table:table-cell office:value-type="string" table:style-name="ce1">
            <text:p>Rafaelita Blaksland<text:s/>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ervices</text:p>
          </table:table-cell>
          <table:table-cell office:value-type="float" office:value="109163.39" table:style-name="ce1">
            <text:p>109163.39</text:p>
          </table:table-cell>
          <table:table-cell office:value-type="float" office:value="44019" table:style-name="ce1">
            <text:p>44019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7797.3850000000002" table:formula="of:=[.E194]/[.K194]*[.L194]" table:style-name="ce1">
            <text:p>7797.38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N03097</text:p>
          </table:table-cell>
          <table:table-cell office:value-type="string" table:style-name="ce1">
            <text:p>Bendite <text:s/>Bloa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Marketing</text:p>
          </table:table-cell>
          <table:table-cell office:value-type="float" office:value="31816.57" table:style-name="ce1">
            <text:p>31816.57</text:p>
          </table:table-cell>
          <table:table-cell office:value-type="string" table:style-name="ce1">
            <text:p>1-Feb-19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Remote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2272.6121428571428" table:formula="of:=[.E195]/[.K195]*[.L195]" table:style-name="ce1">
            <text:p>2272.6121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02174</text:p>
          </table:table-cell>
          <table:table-cell office:value-type="string" table:style-name="ce1">
            <text:p>Sidoney Yitzhok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ULL</text:p>
          </table:table-cell>
          <table:table-cell office:value-type="float" office:value="118442.54" table:style-name="ce1">
            <text:p>118442.54</text:p>
          </table:table-cell>
          <table:table-cell office:value-type="float" office:value="44193" table:style-name="ce1">
            <text:p>4419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8460.1814285714281" table:formula="of:=[.E196]/[.K196]*[.L196]" table:style-name="ce1">
            <text:p>8460.1814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02957</text:p>
          </table:table-cell>
          <table:table-cell office:value-type="string" table:style-name="ce1">
            <text:p>Vaughn Carvil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Training</text:p>
          </table:table-cell>
          <table:table-cell office:value-type="float" office:value="84745.93" table:style-name="ce1">
            <text:p>84745.93</text:p>
          </table:table-cell>
          <table:table-cell office:value-type="string" table:style-name="ce1">
            <text:p>30-Aug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053.2807142857137" table:formula="of:=[.E197]/[.K197]*[.L197]" table:style-name="ce1">
            <text:p>6053.280714</text:p>
          </table:table-cell>
          <table:table-cell table:number-columns-repeated="16371"/>
        </table:table-row>
        <table:table-row table:number-rows-repeated="1048379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015</meta:generator>
    <dc:title/>
    <dc:description/>
    <dc:subject/>
    <meta:initial-creator>shanmathi baskaran</meta:initial-creator>
    <dc:creator>X</dc:creator>
    <meta:creation-date>2022-07-14T09:17:22Z</meta:creation-date>
    <dc:date>2024-08-31T05:15:18Z</dc:date>
  </office:meta>
</office:document-meta>
</file>